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
  <manifest:file-entry manifest:full-path="ObjectReplacements/Object 53" manifest:media-type="application/x-openoffice-gdimetafile;windows_formatname=&quot;GDIMetaFile&quot;"/>
  <manifest:file-entry manifest:full-path="ObjectReplacements/Object 30" manifest:media-type=""/>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
  <manifest:file-entry manifest:full-path="ObjectReplacements/Object 54" manifest:media-type="application/x-openoffice-gdimetafile;windows_formatname=&quot;GDIMetaFile&quot;"/>
  <manifest:file-entry manifest:full-path="ObjectReplacements/Object 2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4901" officeooo:paragraph-rsid="00064901"/>
    </style:style>
    <style:style style:name="P2" style:family="paragraph" style:parent-style-name="Standard">
      <style:text-properties officeooo:rsid="002cb0a8" officeooo:paragraph-rsid="002cb0a8"/>
    </style:style>
    <style:style style:name="P3" style:family="paragraph" style:parent-style-name="Standard">
      <style:text-properties officeooo:paragraph-rsid="00349552"/>
    </style:style>
    <style:style style:name="P4" style:family="paragraph" style:parent-style-name="Standard">
      <style:text-properties fo:font-size="12pt" officeooo:rsid="0038a578" officeooo:paragraph-rsid="003f8fbb" style:font-size-asian="10.5pt" style:font-size-complex="12pt"/>
    </style:style>
    <style:style style:name="P5" style:family="paragraph" style:parent-style-name="Standard" style:master-page-name="">
      <style:paragraph-properties fo:margin-left="0.6cm" fo:margin-right="0cm" fo:text-indent="0cm" style:auto-text-indent="false" style:page-number="auto"/>
      <style:text-properties officeooo:rsid="002cb0a8" officeooo:paragraph-rsid="002cb0a8"/>
    </style:style>
    <style:style style:name="P6" style:family="paragraph" style:parent-style-name="Standard" style:master-page-name="">
      <style:paragraph-properties fo:margin-left="0.6cm" fo:margin-right="0cm" fo:margin-top="0cm" fo:margin-bottom="0.25cm" loext:contextual-spacing="false" fo:text-indent="0cm" style:auto-text-indent="false" style:page-number="auto"/>
      <style:text-properties officeooo:rsid="002fb8c7" officeooo:paragraph-rsid="0031ba5b"/>
    </style:style>
    <style:style style:name="P7" style:family="paragraph" style:parent-style-name="Standard">
      <style:paragraph-properties fo:margin-left="0.6cm" fo:margin-right="0cm" fo:margin-top="0cm" fo:margin-bottom="0.25cm" loext:contextual-spacing="false" fo:text-indent="0cm" style:auto-text-indent="false"/>
      <style:text-properties officeooo:rsid="002fb8c7" officeooo:paragraph-rsid="0031ba5b"/>
    </style:style>
    <style:style style:name="P8" style:family="paragraph" style:parent-style-name="Text_20_body" style:master-page-name="">
      <style:paragraph-properties fo:margin-left="0.6cm" fo:margin-right="0cm" fo:margin-top="0cm" fo:margin-bottom="0.247cm" loext:contextual-spacing="false" fo:line-height="120%" fo:text-align="justify" style:justify-single-word="false" fo:text-indent="0cm" style:auto-text-indent="false" style:page-number="auto"/>
      <style:text-properties officeooo:rsid="0014afc7" officeooo:paragraph-rsid="0014afc7"/>
    </style:style>
    <style:style style:name="P9" style:family="paragraph" style:parent-style-name="Text_20_body" style:master-page-name="">
      <style:paragraph-properties fo:margin-left="0.6cm" fo:margin-right="0cm" fo:margin-top="0cm" fo:margin-bottom="0.247cm" loext:contextual-spacing="false" fo:line-height="120%" fo:text-align="justify" style:justify-single-word="false" fo:text-indent="0cm" style:auto-text-indent="false" style:page-number="auto"/>
      <style:text-properties officeooo:rsid="001d711e" officeooo:paragraph-rsid="001d711e"/>
    </style:style>
    <style:style style:name="P10" style:family="paragraph" style:parent-style-name="Standard">
      <style:paragraph-properties fo:margin-top="0cm" fo:margin-bottom="0.25cm" loext:contextual-spacing="false"/>
      <style:text-properties officeooo:rsid="002cb0a8" officeooo:paragraph-rsid="002cb0a8"/>
    </style:style>
    <style:style style:name="P11" style:family="paragraph" style:parent-style-name="Text_20_body">
      <style:text-properties officeooo:rsid="00064901" officeooo:paragraph-rsid="00064901"/>
    </style:style>
    <style:style style:name="P12" style:family="paragraph" style:parent-style-name="Text_20_body">
      <style:text-properties officeooo:rsid="0007ea01" officeooo:paragraph-rsid="0007ea01"/>
    </style:style>
    <style:style style:name="P13" style:family="paragraph" style:parent-style-name="Text_20_body">
      <style:text-properties officeooo:rsid="000aeada" officeooo:paragraph-rsid="000aeada"/>
    </style:style>
    <style:style style:name="P14" style:family="paragraph" style:parent-style-name="Text_20_body">
      <style:text-properties officeooo:paragraph-rsid="00117087"/>
    </style:style>
    <style:style style:name="P15" style:family="paragraph" style:parent-style-name="Text_20_body">
      <style:paragraph-properties fo:text-align="justify" style:justify-single-word="false"/>
      <style:text-properties officeooo:rsid="0014afc7" officeooo:paragraph-rsid="0014afc7"/>
    </style:style>
    <style:style style:name="P16" style:family="paragraph" style:parent-style-name="Text_20_body">
      <style:text-properties officeooo:rsid="0018451b" officeooo:paragraph-rsid="0018451b"/>
    </style:style>
    <style:style style:name="P17" style:family="paragraph" style:parent-style-name="Text_20_body">
      <style:text-properties officeooo:rsid="001c3d49" officeooo:paragraph-rsid="001c3d49"/>
    </style:style>
    <style:style style:name="P18" style:family="paragraph" style:parent-style-name="Text_20_body">
      <style:text-properties officeooo:rsid="0038a578" officeooo:paragraph-rsid="0038a578"/>
    </style:style>
    <style:style style:name="P19" style:family="paragraph" style:parent-style-name="Text_20_body">
      <style:text-properties fo:font-size="12pt" officeooo:rsid="003a4d23" officeooo:paragraph-rsid="003a4d23" style:font-size-asian="10.5pt" style:font-size-complex="12pt"/>
    </style:style>
    <style:style style:name="P20" style:family="paragraph" style:parent-style-name="Text_20_body">
      <style:text-properties fo:font-size="12pt" officeooo:rsid="003a4d23" officeooo:paragraph-rsid="003af7c5" style:font-size-asian="10.5pt" style:font-size-complex="12pt"/>
    </style:style>
    <style:style style:name="P21" style:family="paragraph" style:parent-style-name="Text_20_body">
      <style:text-properties fo:font-size="12pt" officeooo:paragraph-rsid="003e8f5b" style:font-size-asian="10.5pt" style:font-size-complex="12pt"/>
    </style:style>
    <style:style style:name="P22" style:family="paragraph" style:parent-style-name="Text_20_body">
      <style:text-properties fo:font-size="12pt" officeooo:rsid="0038a578" officeooo:paragraph-rsid="003f8fbb" style:font-size-asian="10.5pt" style:font-size-complex="12pt"/>
    </style:style>
    <style:style style:name="P23" style:family="paragraph" style:parent-style-name="Text_20_body">
      <style:text-properties fo:font-size="12pt" officeooo:rsid="0038a578" officeooo:paragraph-rsid="004621bb" style:font-size-asian="10.5pt" style:font-size-complex="12pt"/>
    </style:style>
    <style:style style:name="P24" style:family="paragraph" style:parent-style-name="Text_20_body">
      <style:text-properties fo:font-size="12pt" officeooo:rsid="003f8fbb" officeooo:paragraph-rsid="003f8fbb" style:font-size-asian="10.5pt" style:font-size-complex="12pt"/>
    </style:style>
    <style:style style:name="P25" style:family="paragraph" style:parent-style-name="Text_20_body">
      <style:text-properties fo:font-size="12pt" officeooo:rsid="00404c92" officeooo:paragraph-rsid="00404c92" style:font-size-asian="10.5pt" style:font-size-complex="12pt"/>
    </style:style>
    <style:style style:name="P26" style:family="paragraph" style:parent-style-name="Text_20_body">
      <style:text-properties fo:font-size="12pt" officeooo:rsid="0046b226" officeooo:paragraph-rsid="0046b226" style:font-size-asian="10.5pt" style:font-size-complex="12pt"/>
    </style:style>
    <style:style style:name="P27" style:family="paragraph" style:parent-style-name="Text_20_body">
      <style:paragraph-properties fo:margin-left="0cm" fo:margin-right="0cm" fo:margin-top="0cm" fo:margin-bottom="0.247cm" loext:contextual-spacing="false" fo:line-height="120%" fo:text-align="justify" style:justify-single-word="false" fo:text-indent="0cm" style:auto-text-indent="false"/>
      <style:text-properties officeooo:rsid="001e5c1e" officeooo:paragraph-rsid="001e5c1e"/>
    </style:style>
    <style:style style:name="P28" style:family="paragraph" style:parent-style-name="Text_20_body">
      <style:paragraph-properties fo:margin-top="0cm" fo:margin-bottom="0cm" loext:contextual-spacing="false" fo:line-height="120%"/>
      <style:text-properties fo:font-size="12pt" officeooo:rsid="0038a578" officeooo:paragraph-rsid="004214fe" style:font-size-asian="10.5pt" style:font-size-complex="12pt"/>
    </style:style>
    <style:style style:name="P29" style:family="paragraph" style:parent-style-name="Text_20_body">
      <style:paragraph-properties fo:background-color="transparent">
        <style:background-image/>
      </style:paragraph-properties>
      <style:text-properties fo:font-size="12pt" officeooo:rsid="0038a578" officeooo:paragraph-rsid="004214fe" style:font-size-asian="10.5pt" style:font-size-complex="12pt"/>
    </style:style>
    <style:style style:name="P30" style:family="paragraph" style:parent-style-name="Text_20_body">
      <style:paragraph-properties fo:margin-top="0cm" fo:margin-bottom="0.199cm" loext:contextual-spacing="false" fo:line-height="120%"/>
      <style:text-properties fo:font-size="12pt" officeooo:rsid="0038a578" officeooo:paragraph-rsid="004214fe" style:font-size-asian="10.5pt" style:font-size-complex="12pt"/>
    </style:style>
    <style:style style:name="P31" style:family="paragraph" style:parent-style-name="Standard" style:list-style-name="L4">
      <style:text-properties officeooo:paragraph-rsid="00349552"/>
    </style:style>
    <style:style style:name="P32" style:family="paragraph" style:parent-style-name="Standard" style:list-style-name="L4">
      <style:paragraph-properties fo:margin-top="0cm" fo:margin-bottom="0.25cm" loext:contextual-spacing="false"/>
      <style:text-properties officeooo:paragraph-rsid="00349552"/>
    </style:style>
    <style:style style:name="P33" style:family="paragraph" style:parent-style-name="Heading_20_1">
      <style:text-properties officeooo:rsid="00064901" officeooo:paragraph-rsid="00064901"/>
    </style:style>
    <style:style style:name="P34" style:family="paragraph" style:parent-style-name="Heading_20_1">
      <style:paragraph-properties fo:break-before="page"/>
      <style:text-properties officeooo:rsid="00064901" officeooo:paragraph-rsid="003cf283"/>
    </style:style>
    <style:style style:name="P35" style:family="paragraph" style:parent-style-name="Heading_20_3">
      <style:text-properties officeooo:rsid="0007a138" officeooo:paragraph-rsid="0007a138"/>
    </style:style>
    <style:style style:name="P36" style:family="paragraph" style:parent-style-name="Heading_20_3">
      <style:text-properties officeooo:rsid="0007a138" officeooo:paragraph-rsid="003e8f5b"/>
    </style:style>
    <style:style style:name="P37" style:family="paragraph" style:parent-style-name="Heading_20_3">
      <style:paragraph-properties fo:break-before="page"/>
      <style:text-properties officeooo:rsid="0007a138" officeooo:paragraph-rsid="0016a981"/>
    </style:style>
    <style:style style:name="P38" style:family="paragraph" style:parent-style-name="Text_20_body">
      <style:paragraph-properties fo:text-align="justify" style:justify-single-word="false"/>
      <style:text-properties officeooo:rsid="0048effd" officeooo:paragraph-rsid="0048effd"/>
    </style:style>
    <style:style style:name="P39" style:family="paragraph" style:parent-style-name="Text_20_body" style:list-style-name="L5">
      <style:paragraph-properties fo:text-align="justify" style:justify-single-word="false"/>
      <style:text-properties officeooo:rsid="00493644" officeooo:paragraph-rsid="004a9045"/>
    </style:style>
    <style:style style:name="P40" style:family="paragraph" style:parent-style-name="Text_20_body" style:list-style-name="L5">
      <style:paragraph-properties fo:text-align="justify" style:justify-single-word="false"/>
      <style:text-properties officeooo:rsid="004a9045" officeooo:paragraph-rsid="004a9045"/>
    </style:style>
    <style:style style:name="P41" style:family="paragraph" style:parent-style-name="Text_20_body" style:list-style-name="L5">
      <style:paragraph-properties fo:text-align="justify" style:justify-single-word="false"/>
      <style:text-properties officeooo:rsid="004af498" officeooo:paragraph-rsid="004af498"/>
    </style:style>
    <style:style style:name="P42" style:family="paragraph" style:parent-style-name="Text_20_body" style:list-style-name="L5">
      <style:paragraph-properties fo:text-align="justify" style:justify-single-word="false"/>
      <style:text-properties officeooo:rsid="004ca5a6" officeooo:paragraph-rsid="004ca5a6"/>
    </style:style>
    <style:style style:name="P43" style:family="paragraph" style:parent-style-name="Text_20_body">
      <style:paragraph-properties fo:text-align="justify" style:justify-single-word="false"/>
      <style:text-properties officeooo:rsid="004cf53c" officeooo:paragraph-rsid="004cf53c"/>
    </style:style>
    <style:style style:name="P44" style:family="paragraph" style:parent-style-name="Text_20_body" style:list-style-name="L1" style:master-page-name="">
      <style:paragraph-properties fo:margin-top="0cm" fo:margin-bottom="0.247cm" loext:contextual-spacing="false" fo:line-height="120%" fo:text-align="justify" style:justify-single-word="false" style:page-number="auto">
        <style:tab-stops>
          <style:tab-stop style:position="0cm"/>
        </style:tab-stops>
      </style:paragraph-properties>
      <style:text-properties officeooo:paragraph-rsid="00268fba"/>
    </style:style>
    <style:style style:name="P45" style:family="paragraph" style:parent-style-name="Text_20_body" style:list-style-name="L2" style:master-page-name="">
      <style:paragraph-properties fo:margin-top="0cm" fo:margin-bottom="0.247cm" loext:contextual-spacing="false" fo:line-height="120%" fo:text-align="justify" style:justify-single-word="false" style:page-number="auto">
        <style:tab-stops>
          <style:tab-stop style:position="0cm"/>
        </style:tab-stops>
      </style:paragraph-properties>
      <style:text-properties officeooo:paragraph-rsid="00234b7b"/>
    </style:style>
    <style:style style:name="P46" style:family="paragraph" style:parent-style-name="Text_20_body" style:list-style-name="L3" style:master-page-name="">
      <style:paragraph-properties fo:margin-top="0cm" fo:margin-bottom="0.247cm" loext:contextual-spacing="false" fo:line-height="120%" fo:text-align="justify" style:justify-single-word="false" style:page-number="auto"/>
      <style:text-properties officeooo:rsid="001ee05a" officeooo:paragraph-rsid="00215343"/>
    </style:style>
    <style:style style:name="T1" style:family="text">
      <style:text-properties fo:font-size="12pt" style:font-size-asian="12pt" style:font-size-complex="12pt"/>
    </style:style>
    <style:style style:name="T2" style:family="text">
      <style:text-properties fo:font-size="12pt" officeooo:rsid="0007a138" style:font-size-asian="12pt" style:font-size-complex="12pt"/>
    </style:style>
    <style:style style:name="T3" style:family="text">
      <style:text-properties fo:font-size="12pt" officeooo:rsid="000bb4a9" style:font-size-asian="12pt" style:font-size-complex="12pt"/>
    </style:style>
    <style:style style:name="T4" style:family="text">
      <style:text-properties fo:font-size="12pt" officeooo:rsid="000becf4" style:font-size-asian="12pt" style:font-size-complex="12pt"/>
    </style:style>
    <style:style style:name="T5" style:family="text">
      <style:text-properties fo:font-size="12pt" officeooo:rsid="00117087" style:font-size-asian="12pt" style:font-size-complex="12pt"/>
    </style:style>
    <style:style style:name="T6" style:family="text">
      <style:text-properties fo:font-size="12pt" officeooo:rsid="000fd982" style:font-size-asian="12pt" style:font-size-complex="12pt"/>
    </style:style>
    <style:style style:name="T7" style:family="text">
      <style:text-properties fo:font-size="12pt" officeooo:rsid="0016a981" style:font-size-asian="12pt" style:font-size-complex="12pt"/>
    </style:style>
    <style:style style:name="T8" style:family="text">
      <style:text-properties fo:font-size="12pt" officeooo:rsid="001e5c1e" style:font-size-asian="12pt" style:font-size-complex="12pt"/>
    </style:style>
    <style:style style:name="T9" style:family="text">
      <style:text-properties fo:font-size="12pt" officeooo:rsid="001eebd6" style:font-size-asian="12pt" style:font-size-complex="12pt"/>
    </style:style>
    <style:style style:name="T10" style:family="text">
      <style:text-properties fo:font-size="12pt" officeooo:rsid="00215343" style:font-size-asian="12pt" style:font-size-complex="12pt"/>
    </style:style>
    <style:style style:name="T11" style:family="text">
      <style:text-properties fo:font-size="12pt" officeooo:rsid="00234b7b" style:font-size-asian="12pt" style:font-size-complex="12pt"/>
    </style:style>
    <style:style style:name="T12" style:family="text">
      <style:text-properties fo:font-size="12pt" officeooo:rsid="00268fba" style:font-size-asian="12pt" style:font-size-complex="12pt"/>
    </style:style>
    <style:style style:name="T13" style:family="text">
      <style:text-properties fo:font-size="12pt" officeooo:rsid="002aee08" style:font-size-asian="12pt" style:font-size-complex="12pt"/>
    </style:style>
    <style:style style:name="T14" style:family="text">
      <style:text-properties fo:font-size="12pt" officeooo:rsid="00349552" style:font-size-asian="12pt" style:font-size-complex="12pt"/>
    </style:style>
    <style:style style:name="T15" style:family="text">
      <style:text-properties fo:font-size="12pt" style:text-underline-style="solid" style:text-underline-width="auto" style:text-underline-color="font-color" officeooo:rsid="00215343" style:font-size-asian="12pt" style:font-size-complex="12pt"/>
    </style:style>
    <style:style style:name="T16" style:family="text">
      <style:text-properties fo:font-size="12pt" style:text-underline-style="solid" style:text-underline-width="auto" style:text-underline-color="font-color" officeooo:rsid="00234b7b" style:font-size-asian="12pt" style:font-size-complex="12pt"/>
    </style:style>
    <style:style style:name="T17" style:family="text">
      <style:text-properties fo:font-size="12pt" style:text-underline-style="none" officeooo:rsid="00349552" style:font-size-asian="12pt" style:font-size-complex="12pt"/>
    </style:style>
    <style:style style:name="T18" style:family="text">
      <style:text-properties officeooo:rsid="0016a981"/>
    </style:style>
    <style:style style:name="T19" style:family="text">
      <style:text-properties officeooo:rsid="00187bf2"/>
    </style:style>
    <style:style style:name="T20" style:family="text">
      <style:text-properties officeooo:rsid="001e5c1e"/>
    </style:style>
    <style:style style:name="T21" style:family="text">
      <style:text-properties officeooo:rsid="001eebd6"/>
    </style:style>
    <style:style style:name="T22" style:family="text">
      <style:text-properties style:text-underline-style="solid" style:text-underline-width="auto" style:text-underline-color="font-color" officeooo:rsid="00349552"/>
    </style:style>
    <style:style style:name="T23" style:family="text">
      <style:text-properties style:text-underline-style="solid" style:text-underline-width="auto" style:text-underline-color="font-color" officeooo:rsid="002cb0a8"/>
    </style:style>
    <style:style style:name="T24" style:family="text">
      <style:text-properties officeooo:rsid="0031ba5b"/>
    </style:style>
    <style:style style:name="T25" style:family="text">
      <style:text-properties style:text-underline-style="none" officeooo:rsid="002cb0a8"/>
    </style:style>
    <style:style style:name="T26" style:family="text">
      <style:text-properties style:text-underline-style="none" officeooo:rsid="003712dd"/>
    </style:style>
    <style:style style:name="T27" style:family="text">
      <style:text-properties fo:font-size="11pt" officeooo:rsid="003e8f5b" style:font-size-asian="11pt" style:font-size-complex="11pt"/>
    </style:style>
    <style:style style:name="T28" style:family="text">
      <style:text-properties fo:font-size="11.5pt" style:font-size-asian="11.5pt" style:font-size-complex="11.5pt"/>
    </style:style>
    <style:style style:name="T29" style:family="text">
      <style:text-properties officeooo:rsid="003af7c5"/>
    </style:style>
    <style:style style:name="T30" style:family="text">
      <style:text-properties officeooo:rsid="003af7c5" style:font-size-asian="12pt"/>
    </style:style>
    <style:style style:name="T31" style:family="text">
      <style:text-properties officeooo:rsid="0007a138" style:font-size-asian="12pt"/>
    </style:style>
    <style:style style:name="T32" style:family="text">
      <style:text-properties officeooo:rsid="003cf283" style:font-size-asian="12pt"/>
    </style:style>
    <style:style style:name="T33" style:family="text">
      <style:text-properties officeooo:rsid="003d2d7d" style:font-size-asian="12pt"/>
    </style:style>
    <style:style style:name="T34" style:family="text">
      <style:text-properties officeooo:rsid="003f8fbb"/>
    </style:style>
    <style:style style:name="T35" style:family="text">
      <style:text-properties officeooo:rsid="004214fe"/>
    </style:style>
    <style:style style:name="T36" style:family="text">
      <style:text-properties style:text-position="super 58%" officeooo:rsid="004214fe"/>
    </style:style>
    <style:style style:name="T37" style:family="text">
      <style:text-properties officeooo:rsid="004621bb"/>
    </style:style>
    <style:style style:name="T38" style:family="text">
      <style:text-properties officeooo:rsid="00493644"/>
    </style:style>
    <style:style style:name="T39" style:family="text">
      <style:text-properties officeooo:rsid="004a9045"/>
    </style:style>
    <style:style style:name="T40" style:family="text">
      <style:text-properties officeooo:rsid="004af498"/>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2" style:family="graphic" style:parent-style-name="Formula">
      <style:graphic-properties fo:margin-left="0cm" fo:margin-right="0.199cm" style:wrap="parallel"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1 – Estimation de densité</text:h>
      <text:p text:style-name="P11">On considère un ensemble de données <draw:frame draw:style-name="fr1" draw:name="Objet1" text:anchor-type="as-char" svg:y="-0.437cm" svg:width="3.007cm" svg:height="0.543cm" draw:z-index="0"><draw:object xlink:href="./Object 1" xlink:type="simple" xlink:show="embed" xlink:actuate="onLoad"/><draw:image xlink:href="./ObjectReplacements/Object 1" xlink:type="simple" xlink:show="embed" xlink:actuate="onLoad"/></draw:frame> avec <draw:frame draw:style-name="fr1" draw:name="Objet2" text:anchor-type="as-char" svg:y="-0.437cm" svg:width="1.235cm" svg:height="0.529cm" draw:z-index="1"><draw:object xlink:href="./Object 2" xlink:type="simple" xlink:show="embed" xlink:actuate="onLoad"/><draw:image xlink:href="./ObjectReplacements/Object 2" xlink:type="simple" xlink:show="embed" xlink:actuate="onLoad"/><svg:desc>formule</svg:desc></draw:frame>.</text:p>
      <text:h text:style-name="P35" text:outline-level="3">1. <text:span text:style-name="T1">Estimateur de de</text:span><text:span text:style-name="T5">n</text:span><text:span text:style-name="T1">sité avec des fenêtres de Parzen à noyau Gaussien isotropique :</text:span></text:h>
      <text:p text:style-name="P12"><text:span text:style-name="T2">a</text:span><text:span text:style-name="T1">) L'équation du noyau correspondant à une densité Gaussienne isotropique est :</text:span></text:p>
      <text:p text:style-name="P12"><text:span text:style-name="T1"><text:tab/></text:span><text:span text:style-name="T1"><draw:frame draw:style-name="fr1" draw:name="Objet3" text:anchor-type="as-char" svg:y="-0.803cm" svg:width="7.295cm" svg:height="1.258cm" draw:z-index="2"><draw:object xlink:href="./Object 3" xlink:type="simple" xlink:show="embed" xlink:actuate="onLoad"/><draw:image xlink:href="./ObjectReplacements/Object 3" xlink:type="simple" xlink:show="embed" xlink:actuate="onLoad"/><svg:desc>formule</svg:desc></draw:frame></text:span></text:p>
      <text:p text:style-name="P13"><text:span text:style-name="T1">b) </text:span><text:span text:style-name="T4">Équation de la densité estimée par l'estimateur de densité de Parzen en un nouveau point </text:span><text:span text:style-name="T4"><draw:frame draw:style-name="fr1" draw:name="Objet4" text:anchor-type="as-char" svg:y="-0.377cm" svg:width="0.432cm" svg:height="0.469cm" draw:z-index="3"><draw:object xlink:href="./Object 4" xlink:type="simple" xlink:show="embed" xlink:actuate="onLoad"/><draw:image xlink:href="./ObjectReplacements/Object 4" xlink:type="simple" xlink:show="embed" xlink:actuate="onLoad"/><svg:desc>formule</svg:desc></draw:frame></text:span><text:span text:style-name="T4"> :</text:span></text:p>
      <text:p text:style-name="P13"><text:span text:style-name="T4"><text:tab/></text:span><text:span text:style-name="T4"><draw:frame draw:style-name="fr1" draw:name="Objet5" text:anchor-type="as-char" svg:y="-0.864cm" svg:width="12.989cm" svg:height="1.383cm" draw:z-index="4"><draw:object xlink:href="./Object 5" xlink:type="simple" xlink:show="embed" xlink:actuate="onLoad"/><draw:image xlink:href="./ObjectReplacements/Object 5" xlink:type="simple" xlink:show="embed" xlink:actuate="onLoad"/><svg:desc>formule</svg:desc></draw:frame></text:span></text:p>
      <text:p text:style-name="P14"><text:span text:style-name="T3">c</text:span><text:span text:style-name="T6">) Paramètres et hyper-paramètres :</text:span></text:p>
      <text:p text:style-name="P14"><text:span text:style-name="T6"><text:tab/></text:span><text:span text:style-name="T16">Paramètre :</text:span></text:p>
      <text:list xml:id="list6926418397310908558" text:style-name="L1">
        <text:list-item>
          <text:p text:style-name="P44"><text:span text:style-name="T12">L</text:span><text:span text:style-name="T5">es données </text:span><text:span text:style-name="T5"><draw:frame draw:style-name="fr1" draw:name="Objet19" text:anchor-type="as-char" svg:y="-0.437cm" svg:width="0.688cm" svg:height="0.529cm" draw:z-index="18"><draw:object xlink:href="./Object 19" xlink:type="simple" xlink:show="embed" xlink:actuate="onLoad"/><draw:image xlink:href="./ObjectReplacements/Object 19" xlink:type="simple" xlink:show="embed" xlink:actuate="onLoad"/><svg:desc>formule</svg:desc></draw:frame></text:span><text:span text:style-name="T5"> de l'ensemble d’entraînement à mémoriser (</text:span><text:span text:style-name="T5"><draw:frame draw:style-name="fr1" draw:name="Objet20" text:anchor-type="as-char" svg:y="-0.437cm" svg:width="1.244cm" svg:height="0.529cm" draw:z-index="36"><draw:object xlink:href="./Object 20" xlink:type="simple" xlink:show="embed" xlink:actuate="onLoad"/><draw:image xlink:href="./ObjectReplacements/Object 20" xlink:type="simple" xlink:show="embed" xlink:actuate="onLoad"/><svg:desc>formule</svg:desc></draw:frame></text:span><text:span text:style-name="T5">).</text:span></text:p>
        </text:list-item>
      </text:list>
      <text:p text:style-name="P14"><text:span text:style-name="T11"><text:tab/></text:span><text:span text:style-name="T16">Hyper-paramètre :</text:span></text:p>
      <text:list xml:id="list342765102534682970" text:style-name="L2">
        <text:list-item>
          <text:p text:style-name="P45"><text:span text:style-name="T11">L'</text:span><text:span text:style-name="T5">écart-type </text:span><text:span text:style-name="T5"><draw:frame draw:style-name="fr1" draw:name="Objet18" text:anchor-type="as-char" svg:y="-0.339cm" svg:width="1.139cm" svg:height="0.423cm" draw:z-index="37"><draw:object xlink:href="./Object 18" xlink:type="simple" xlink:show="embed" xlink:actuate="onLoad"/><draw:image xlink:href="./ObjectReplacements/Object 18" xlink:type="simple" xlink:show="embed" xlink:actuate="onLoad"/><svg:desc>formule</svg:desc></draw:frame></text:span><text:span text:style-name="T5"> de la loi normale </text:span><text:span text:style-name="T11">devra être</text:span><text:span text:style-name="T5"> fixé.</text:span></text:p>
        </text:list-item>
      </text:list>
      <text:p text:style-name="P15">d) Prouver que la densité estimée vérifie les propriétés d'une densité de probabilité :</text:p>
      <text:p text:style-name="P8"/>
      <text:h text:style-name="P37" text:outline-level="3"><text:span text:style-name="T18">2</text:span>.<text:span text:style-name="T1"> E</text:span><text:span text:style-name="T7">stimation de densité paramétrique avec une densité Gaussienne isotropique</text:span><text:span text:style-name="T1"> :</text:span></text:h>
      <text:p text:style-name="P16">a) <text:span text:style-name="T19">Équation paramétrique de la densité estimée en un nouveau point </text:span><text:span text:style-name="T19"><draw:frame draw:style-name="fr1" draw:name="Objet6" text:anchor-type="as-char" svg:y="-0.377cm" svg:width="0.432cm" svg:height="0.469cm" draw:z-index="5"><draw:object xlink:href="./Object 6" xlink:type="simple" xlink:show="embed" xlink:actuate="onLoad"/><draw:image xlink:href="./ObjectReplacements/Object 6" xlink:type="simple" xlink:show="embed" xlink:actuate="onLoad"/><svg:desc>formule</svg:desc></draw:frame></text:span><text:span text:style-name="T19"> :</text:span></text:p>
      <text:p text:style-name="P16"><text:tab/><draw:frame draw:style-name="fr1" draw:name="Objet10" text:anchor-type="as-char" svg:y="-0.803cm" svg:width="6.232cm" svg:height="1.258cm" draw:z-index="6"><draw:object xlink:href="./Object 10" xlink:type="simple" xlink:show="embed" xlink:actuate="onLoad"/><draw:image xlink:href="./ObjectReplacements/Object 10" xlink:type="simple" xlink:show="embed" xlink:actuate="onLoad"/><svg:desc>formule</svg:desc></draw:frame></text:p>
      <text:p text:style-name="P17">b) Différence entre les estimations de densité des numéros 1 et 2 :</text:p>
      <text:p text:style-name="P9">Dans le cas de l'estimation par fenêtre de Parze<text:span text:style-name="T20">n</text:span>, il nous faut effectuer une moyenne sur <draw:frame draw:style-name="fr1" draw:name="Objet11" text:anchor-type="as-char" svg:y="-0.377cm" svg:width="0.422cm" svg:height="0.469cm" draw:z-index="7"><draw:object xlink:href="./Object 11" xlink:type="simple" xlink:show="embed" xlink:actuate="onLoad"/><draw:image xlink:href="./ObjectReplacements/Object 11" xlink:type="simple" xlink:show="embed" xlink:actuate="onLoad"/><svg:desc>formule</svg:desc></draw:frame> densités Gaussiennes et, pour chacune d'elles, le point <draw:frame draw:style-name="fr1" draw:name="Objet12" text:anchor-type="as-char" svg:y="-0.437cm" svg:width="0.688cm" svg:height="0.529cm" draw:z-index="8"><draw:object xlink:href="./Object 12" xlink:type="simple" xlink:show="embed" xlink:actuate="onLoad"/><draw:image xlink:href="./ObjectReplacements/Object 12" xlink:type="simple" xlink:show="embed" xlink:actuate="onLoad"/><svg:desc>formule</svg:desc></draw:frame> <text:span text:style-name="T20">sert de moyenne (</text:span><text:span text:style-name="T20"><draw:frame draw:style-name="fr1" draw:name="Objet13" text:anchor-type="as-char" svg:y="-0.3cm" svg:width="1.274cm" svg:height="0.533cm" draw:z-index="9"><draw:object xlink:href="./Object 13" xlink:type="simple" xlink:show="embed" xlink:actuate="onLoad"/><draw:image xlink:href="./ObjectReplacements/Object 13" xlink:type="simple" xlink:show="embed" xlink:actuate="onLoad"/><svg:desc>formule</svg:desc></draw:frame></text:span><text:span text:style-name="T20">). Dans le cas présent, on utilise une seule densité Gaussienne pour laquelle il faudra apprendre les valeurs de moyenne </text:span><text:span text:style-name="T20"><draw:frame draw:style-name="fr1" draw:name="Objet14" text:anchor-type="as-char" svg:y="-0.21cm" svg:width="0.457cm" svg:height="0.318cm" draw:z-index="10"><draw:object xlink:href="./Object 14" xlink:type="simple" xlink:show="embed" xlink:actuate="onLoad"/><draw:image xlink:href="./ObjectReplacements/Object 14" xlink:type="simple" xlink:show="embed" xlink:actuate="onLoad"/><svg:desc>formule</svg:desc></draw:frame></text:span><text:span text:style-name="T20"> et d'écart-type </text:span><text:span text:style-name="T20"><draw:frame draw:style-name="fr1" draw:name="Objet15" text:anchor-type="as-char" svg:y="-0.226cm" svg:width="0.482cm" svg:height="0.25cm" draw:z-index="11"><draw:object xlink:href="./Object 15" xlink:type="simple" xlink:show="embed" xlink:actuate="onLoad"/><draw:image xlink:href="./ObjectReplacements/Object 15" xlink:type="simple" xlink:show="embed" xlink:actuate="onLoad"/><svg:desc>formule</svg:desc></draw:frame></text:span><text:span text:style-name="T20">.</text:span></text:p>
      <text:p text:style-name="P27">c) <text:span text:style-name="T6">Paramètres et hyper-paramètres :</text:span></text:p>
      <text:p text:style-name="P27"><text:span text:style-name="T6"><text:tab/></text:span><text:span text:style-name="T15">Paramètres :</text:span></text:p>
      <text:list xml:id="list8869477319578528343" text:style-name="L3">
        <text:list-item>
          <text:p text:style-name="P46"><text:span text:style-name="T13">La </text:span><text:span text:style-name="T8">moyenne </text:span><text:span text:style-name="T8"><draw:frame draw:style-name="fr1" draw:name="Objet16" text:anchor-type="as-char" svg:y="-0.437cm" svg:width="1.259cm" svg:height="0.545cm" draw:z-index="12"><draw:object xlink:href="./Object 16" xlink:type="simple" xlink:show="embed" xlink:actuate="onLoad"/><draw:image xlink:href="./ObjectReplacements/Object 16" xlink:type="simple" xlink:show="embed" xlink:actuate="onLoad"/><svg:desc>formule</svg:desc></draw:frame></text:span></text:p>
        </text:list-item>
        <text:list-item>
          <text:p text:style-name="P46"><text:span text:style-name="T13">L'</text:span><text:span text:style-name="T8">écart-type </text:span><text:span text:style-name="T8"><draw:frame draw:style-name="fr1" draw:name="Objet17" text:anchor-type="as-char" svg:y="-0.339cm" svg:width="1.139cm" svg:height="0.423cm" draw:z-index="13"><draw:object xlink:href="./Object 17" xlink:type="simple" xlink:show="embed" xlink:actuate="onLoad"/><draw:image xlink:href="./ObjectReplacements/Object 17" xlink:type="simple" xlink:show="embed" xlink:actuate="onLoad"/><svg:desc>formule</svg:desc></draw:frame></text:span></text:p>
        </text:list-item>
      </text:list>
      <text:p text:style-name="P27"><text:span text:style-name="T10"><text:tab/></text:span><text:span text:style-name="T15">Hyper-paramètre :</text:span><text:span text:style-name="T10"> Aucun</text:span></text:p>
      <text:h text:style-name="Heading_20_3" text:outline-level="3"><text:span text:style-name="T21">3.</text:span><text:span text:style-name="T2"> E</text:span><text:span text:style-name="T7">stimation de densité paramétrique avec une densité Gaussienne </text:span><text:span text:style-name="T9">diagonale</text:span><text:span text:style-name="T2">:</text:span></text:h>
      <text:p text:style-name="P10">a) Équation d'une densité Gaussienne diagonale, paramètres et hyper-paramètres :</text:p>
      <text:p text:style-name="P6">Soit la matrice de covariance :</text:p>
      <text:p text:style-name="P7"><text:tab/><text:tab/> <draw:frame draw:style-name="fr1" draw:name="Objet7" text:anchor-type="as-char" svg:y="-1.386cm" svg:width="3.911cm" svg:height="2.524cm" draw:z-index="27"><draw:object xlink:href="./Object 7" xlink:type="simple" xlink:show="embed" xlink:actuate="onLoad"/><draw:image xlink:href="./ObjectReplacements/Object 7" xlink:type="simple" xlink:show="embed" xlink:actuate="onLoad"/></draw:frame></text:p>
      <text:p text:style-name="P7"><text:span text:style-name="T24">L'équation paramétrique de la densité estimée en un nouveau point </text:span><text:span text:style-name="T24"><draw:frame draw:style-name="fr1" draw:name="Objet8" text:anchor-type="as-char" svg:y="-0.377cm" svg:width="0.432cm" svg:height="0.469cm" draw:z-index="17"><draw:object xlink:href="./Object 8" xlink:type="simple" xlink:show="embed" xlink:actuate="onLoad"/><draw:image xlink:href="./ObjectReplacements/Object 8" xlink:type="simple" xlink:show="embed" xlink:actuate="onLoad"/><svg:desc>formule</svg:desc></draw:frame></text:span><text:span text:style-name="T24"> est alors :</text:span></text:p>
      <text:p text:style-name="P7"><text:tab/><text:tab/><draw:frame draw:style-name="fr1" draw:name="Objet9" text:anchor-type="as-char" svg:y="-0.723cm" svg:width="7.631cm" svg:height="1.178cm" draw:z-index="19"><draw:object xlink:href="./Object 9" xlink:type="simple" xlink:show="embed" xlink:actuate="onLoad"/><draw:image xlink:href="./ObjectReplacements/Object 9" xlink:type="simple" xlink:show="embed" xlink:actuate="onLoad"/><svg:desc>formule</svg:desc></draw:frame></text:p>
      <text:p text:style-name="P2"><text:tab/><text:tab/><text:span text:style-name="T22">Paramètres :</text:span></text:p>
      <text:list xml:id="list7981486461387291777" text:style-name="L4">
        <text:list-item>
          <text:p text:style-name="P31"><text:span text:style-name="T13">La </text:span><text:span text:style-name="T8">moyenne </text:span><text:span text:style-name="T8"><draw:frame draw:style-name="fr1" draw:name="Objet21" text:anchor-type="as-char" svg:y="-0.437cm" svg:width="1.259cm" svg:height="0.545cm" draw:z-index="20"><draw:object xlink:href="./Object 21" xlink:type="simple" xlink:show="embed" xlink:actuate="onLoad"/><draw:image xlink:href="./ObjectReplacements/Object 21" xlink:type="simple" xlink:show="embed" xlink:actuate="onLoad"/><svg:desc>formule</svg:desc></draw:frame></text:span></text:p>
        </text:list-item>
        <text:list-item>
          <text:p text:style-name="P32"><text:span text:style-name="T14">Les valeurs contenu sur la diagonale de la matrice de covariance</text:span><text:span text:style-name="T8"> </text:span><text:span text:style-name="T8"><draw:frame draw:style-name="fr1" draw:name="Objet22" text:anchor-type="as-char" svg:y="-0.3cm" svg:width="0.466cm" svg:height="0.321cm" draw:z-index="21"><draw:object xlink:href="./Object 22" xlink:type="simple" xlink:show="embed" xlink:actuate="onLoad"/><draw:image xlink:href="./ObjectReplacements/Object 22" xlink:type="simple" xlink:show="embed" xlink:actuate="onLoad"/><svg:desc>formule</svg:desc></draw:frame></text:span><text:span text:style-name="T8">; </text:span><text:span text:style-name="T14">donc </text:span><text:span text:style-name="T14"><draw:frame draw:style-name="fr1" draw:name="Objet23" text:anchor-type="as-char" svg:y="-0.377cm" svg:width="1.122cm" svg:height="0.469cm" draw:z-index="22"><draw:object xlink:href="./Object 23" xlink:type="simple" xlink:show="embed" xlink:actuate="onLoad"/><draw:image xlink:href="./ObjectReplacements/Object 23" xlink:type="simple" xlink:show="embed" xlink:actuate="onLoad"/><svg:desc>formule</svg:desc></draw:frame></text:span><text:span text:style-name="T14">.</text:span></text:p>
        </text:list-item>
      </text:list>
      <text:p text:style-name="P3"><text:span text:style-name="T17"><text:tab/><text:tab/></text:span><text:span text:style-name="T23">Hyper-paramètre :</text:span><text:span text:style-name="T25"> </text:span><text:span text:style-name="T26">Aucun</text:span></text:p>
      <text:p text:style-name="P2"/>
      <text:p text:style-name="P5"/>
      <text:p text:style-name="P18"><text:span text:style-name="T1">b) </text:span><text:span text:style-name="T28">Indépendance des composantes d'un vecteur aléatoire suivant une distribution Gaussienne diagonale :</text:span></text:p>
      <text:p text:style-name="P22"><text:tab/><text:span text:style-name="T34">Soit </text:span><draw:frame draw:style-name="fr1" draw:name="Objet24" text:anchor-type="as-char" svg:y="-0.437cm" svg:width="1.235cm" svg:height="0.529cm" draw:z-index="23"><draw:object xlink:href="./Object 24" xlink:type="simple" xlink:show="embed" xlink:actuate="onLoad"/><draw:image xlink:href="./ObjectReplacements/Object 24" xlink:type="simple" xlink:show="embed" xlink:actuate="onLoad"/><svg:desc>formule</svg:desc></draw:frame> <text:span text:style-name="T34">un vecteur aléatoire qui suit une distribution Gaussienne diagonale </text:span><draw:frame draw:style-name="fr1" draw:name="Objet25" text:anchor-type="as-char" svg:y="-0.377cm" svg:width="1.63cm" svg:height="0.54cm" draw:z-index="24"><draw:object xlink:href="./Object 25" xlink:type="simple" xlink:show="embed" xlink:actuate="onLoad"/><draw:image xlink:href="./ObjectReplacements/Object 25" xlink:type="simple" xlink:show="embed" xlink:actuate="onLoad"/><svg:desc>formule</svg:desc></draw:frame>.</text:p>
      <text:p text:style-name="P24"><text:soft-page-break/><text:tab/>Posons <draw:frame draw:style-name="fr1" draw:name="Objet26" text:anchor-type="as-char" svg:y="-0.377cm" svg:width="1.609cm" svg:height="0.485cm" draw:z-index="25"><draw:object xlink:href="./Object 26" xlink:type="simple" xlink:show="embed" xlink:actuate="onLoad"/><draw:image xlink:href="./ObjectReplacements/Object 26" xlink:type="simple" xlink:show="embed" xlink:actuate="onLoad"/></draw:frame> et <draw:frame draw:style-name="fr1" draw:name="Objet28" text:anchor-type="as-char" svg:y="-0.621cm" svg:width="2.745cm" svg:height="1.076cm" draw:z-index="28"><draw:object xlink:href="./Object 28" xlink:type="simple" xlink:show="embed" xlink:actuate="onLoad"/><draw:image xlink:href="./ObjectReplacements/Object 28" xlink:type="simple" xlink:show="embed" xlink:actuate="onLoad"/></draw:frame>.</text:p>
      <text:p text:style-name="P25"><text:tab/>Puisque <draw:frame draw:style-name="fr1" draw:name="Objet29" text:anchor-type="as-char" svg:y="-1.386cm" svg:width="3.911cm" svg:height="2.524cm" draw:z-index="29"><draw:object xlink:href="./Object 29" xlink:type="simple" xlink:show="embed" xlink:actuate="onLoad"/><draw:image xlink:href="./ObjectReplacements/Object 29" xlink:type="simple" xlink:show="embed" xlink:actuate="onLoad"/></draw:frame>, alors <draw:frame draw:style-name="fr1" draw:name="Objet30" text:anchor-type="as-char" svg:y="-1.386cm" svg:width="5.403cm" svg:height="2.524cm" draw:z-index="31"><draw:object xlink:href="./Object 30" xlink:type="simple" xlink:show="embed" xlink:actuate="onLoad"/><draw:image xlink:href="./ObjectReplacements/Object 30" xlink:type="simple" xlink:show="embed" xlink:actuate="onLoad"/></draw:frame></text:p>
      <text:p text:style-name="P24"><text:tab/><draw:frame draw:style-name="fr1" draw:name="Objet27" text:anchor-type="as-char" svg:y="-0.723cm" svg:width="9.825cm" svg:height="1.178cm" draw:z-index="26"><draw:object xlink:href="./Object 27" xlink:type="simple" xlink:show="embed" xlink:actuate="onLoad"/><draw:image xlink:href="./ObjectReplacements/Object 27" xlink:type="simple" xlink:show="embed" xlink:actuate="onLoad"/></draw:frame></text:p>
      <text:p text:style-name="P22"><text:tab/><draw:frame draw:style-name="fr1" draw:name="Objet31" text:anchor-type="as-char" svg:y="-0.808cm" svg:width="6.546cm" svg:height="0.9cm" draw:z-index="30"><draw:object xlink:href="./Object 31" xlink:type="simple" xlink:show="embed" xlink:actuate="onLoad"/><draw:image xlink:href="./ObjectReplacements/Object 31" xlink:type="simple" xlink:show="embed" xlink:actuate="onLoad"/></draw:frame> </text:p>
      <text:p text:style-name="P30"><draw:frame draw:style-name="fr2" draw:name="Objet32" text:anchor-type="paragraph" svg:x="0.644cm" svg:y="0.011cm" svg:width="6.498cm" svg:height="1.145cm" draw:z-index="14"><draw:object xlink:href="./Object 32" xlink:type="simple" xlink:show="embed" xlink:actuate="onLoad"/><draw:image xlink:href="./ObjectReplacements/Object 32" xlink:type="simple" xlink:show="embed" xlink:actuate="onLoad"/></draw:frame><text:span text:style-name="T35"><text:tab/>où </text:span><text:span text:style-name="T35"><draw:frame draw:style-name="fr1" draw:name="Objet33" text:anchor-type="as-char" svg:y="-0.437cm" svg:width="0.688cm" svg:height="0.529cm" draw:z-index="32"><draw:object xlink:href="./Object 33" xlink:type="simple" xlink:show="embed" xlink:actuate="onLoad"/><draw:image xlink:href="./ObjectReplacements/Object 33" xlink:type="simple" xlink:show="embed" xlink:actuate="onLoad"/></draw:frame></text:span><text:span text:style-name="T35"> est un vecteur de taille </text:span><text:span text:style-name="T35"><draw:frame draw:style-name="fr1" draw:name="Objet34" text:anchor-type="as-char" svg:y="-0.377cm" svg:width="0.443cm" svg:height="0.469cm" draw:z-index="33"><draw:object xlink:href="./Object 34" xlink:type="simple" xlink:show="embed" xlink:actuate="onLoad"/><draw:image xlink:href="./ObjectReplacements/Object 34" xlink:type="simple" xlink:show="embed" xlink:actuate="onLoad"/></draw:frame></text:span><text:span text:style-name="T35"> avec la i</text:span><text:span text:style-name="T36">ème</text:span><text:span text:style-name="T35"> valeur de </text:span><text:span text:style-name="T35"><draw:frame draw:style-name="fr1" draw:name="Objet35" text:anchor-type="as-char" svg:y="-0.377cm" svg:width="0.432cm" svg:height="0.469cm" draw:z-index="34"><draw:object xlink:href="./Object 35" xlink:type="simple" xlink:show="embed" xlink:actuate="onLoad"/><draw:image xlink:href="./ObjectReplacements/Object 35" xlink:type="simple" xlink:show="embed" xlink:actuate="onLoad"/></draw:frame></text:span><text:span text:style-name="T35"> <text:tab/>en <text:s text:c="5"/>position </text:span><text:span text:style-name="T35"><draw:frame draw:style-name="fr1" draw:name="Objet36" text:anchor-type="as-char" svg:y="-0.377cm" svg:width="0.326cm" svg:height="0.469cm" draw:z-index="35"><draw:object xlink:href="./Object 36" xlink:type="simple" xlink:show="embed" xlink:actuate="onLoad"/><draw:image xlink:href="./ObjectReplacements/Object 36" xlink:type="simple" xlink:show="embed" xlink:actuate="onLoad"/></draw:frame></text:span><text:span text:style-name="T35"> et des 0 partout ailleurs.</text:span></text:p>
      <text:p text:style-name="P28"><draw:frame draw:style-name="fr2" draw:name="Objet37" text:anchor-type="paragraph" svg:x="0.658cm" svg:y="0.011cm" svg:width="5.948cm" svg:height="1.178cm" draw:z-index="15"><draw:object xlink:href="./Object 37" xlink:type="simple" xlink:show="embed" xlink:actuate="onLoad"/><draw:image xlink:href="./ObjectReplacements/Object 37" xlink:type="simple" xlink:show="embed" xlink:actuate="onLoad"/></draw:frame></text:p>
      <text:p text:style-name="P29"/>
      <text:p text:style-name="P29"><draw:frame draw:style-name="fr2" draw:name="Objet38" text:anchor-type="paragraph" svg:x="0.642cm" svg:y="0.011cm" svg:width="2.27cm" svg:height="1.138cm" draw:z-index="16"><draw:object xlink:href="./Object 38" xlink:type="simple" xlink:show="embed" xlink:actuate="onLoad"/><draw:image xlink:href="./ObjectReplacements/Object 38" xlink:type="simple" xlink:show="embed" xlink:actuate="onLoad"/></draw:frame></text:p>
      <text:p text:style-name="P4"/>
      <text:p text:style-name="P23"><text:tab/><text:span text:style-name="T37">La densité estimée pour à partir d'un vecteur aléatoire </text:span><text:span text:style-name="T37"><draw:frame draw:style-name="fr1" draw:name="Objet39" text:anchor-type="as-char" svg:y="-0.437cm" svg:width="1.235cm" svg:height="0.529cm" draw:z-index="38"><draw:object xlink:href="./Object 39" xlink:type="simple" xlink:show="embed" xlink:actuate="onLoad"/><draw:image xlink:href="./ObjectReplacements/Object 39" xlink:type="simple" xlink:show="embed" xlink:actuate="onLoad"/><svg:desc>formule</svg:desc></draw:frame></text:span><text:span text:style-name="T37"> qui suit une distribution Gaussienne <text:tab/>diagonale est égale au produit des densités estimées des composantes de ce vecteur aléatoire. On <text:tab/>peut en conclure que ces composantes sont des variables aléatoires indépendantes.</text:span></text:p>
      <text:p text:style-name="P19">c) Minimisation du risque empirique :</text:p>
      <text:p text:style-name="P20"><text:tab/></text:p>
      <text:p text:style-name="P26">d) </text:p>
      <text:h text:style-name="Heading_20_3" text:outline-level="3"><text:span text:style-name="T29">4.</text:span><text:span text:style-name="T31"> </text:span><text:span text:style-name="T30">Sélection de modèle :</text:span></text:h>
      <text:p text:style-name="P38">La première tâche à effectuer pour choisir le modèle le plus approprié est de sélectionner un ensemble de tous les modèles que nous pourrions effectuer. Ici, il s'agit des approches présentées aux sections 1.1, 1.2 et 1.3. <text:span text:style-name="T38">Ensuite, pour chacun des modèles sélectionnées, on procède ainsi :</text:span></text:p>
      <text:list xml:id="list7010879736265567267" text:style-name="L5">
        <text:list-item>
          <text:p text:style-name="P41">Soit <draw:frame draw:style-name="fr1" draw:name="Objet46" text:anchor-type="as-char" svg:y="-0.377cm" svg:width="0.526cm" svg:height="0.469cm" draw:z-index="45"><draw:object xlink:href="./Object 46" xlink:type="simple" xlink:show="embed" xlink:actuate="onLoad"/><draw:image xlink:href="./ObjectReplacements/Object 46" xlink:type="simple" xlink:show="embed" xlink:actuate="onLoad"/><svg:desc>formule</svg:desc></draw:frame>, le modèle courant.</text:p>
        </text:list-item>
        <text:list-item>
          <text:p text:style-name="P39">Si le modèle contient des hyper-paramètres, répéter la procédure pour toutes les valeurs acceptables que ce<text:span text:style-name="T40">s</text:span> hyper-paramètre<text:span text:style-name="T40">s</text:span> peu<text:span text:style-name="T40">vent</text:span> prendre. <text:span text:style-name="T40">Appelons cette configuration </text:span><text:span text:style-name="T40"><draw:frame draw:style-name="fr1" draw:name="Objet45" text:anchor-type="as-char" svg:y="-0.318cm" svg:width="0.462cm" svg:height="0.34cm" draw:z-index="44"><draw:object xlink:href="./Object 45" xlink:type="simple" xlink:show="embed" xlink:actuate="onLoad"/><draw:image xlink:href="./ObjectReplacements/Object 45" xlink:type="simple" xlink:show="embed" xlink:actuate="onLoad"/><svg:desc>formule</svg:desc></draw:frame></text:span><text:span text:style-name="T40">. Rappelons que l'approche des fenêtres de Parzen à noyau isotropique contient un hyper-paramètre (l'écart-type </text:span><text:span text:style-name="T40"><draw:frame draw:style-name="fr1" draw:name="Objet40" text:anchor-type="as-char" svg:y="-0.226cm" svg:width="0.482cm" svg:height="0.25cm" draw:z-index="39"><draw:object xlink:href="./Object 41" xlink:type="simple" xlink:show="embed" xlink:actuate="onLoad"/><draw:image xlink:href="./ObjectReplacements/Object 41" xlink:type="simple" xlink:show="embed" xlink:actuate="onLoad"/><svg:desc>formule</svg:desc></draw:frame></text:span><text:span text:style-name="T40">) tandis que les approches 2 et 3 n'en n'ont aucun (</text:span><text:span text:style-name="T40"><draw:frame draw:style-name="fr1" draw:name="Objet47" text:anchor-type="as-char" svg:y="-0.339cm" svg:width="1.187cm" svg:height="0.423cm" draw:z-index="46"><draw:object xlink:href="./Object 47" xlink:type="simple" xlink:show="embed" xlink:actuate="onLoad"/><draw:image xlink:href="./ObjectReplacements/Object 47" xlink:type="simple" xlink:show="embed" xlink:actuate="onLoad"/><svg:desc>formule</svg:desc></draw:frame></text:span><text:span text:style-name="T40">).</text:span></text:p>
        </text:list-item>
        <text:list-item>
          <text:p text:style-name="P40">Mélanger les éléments de l'ensemble <draw:frame draw:style-name="fr1" draw:name="Objet44" text:anchor-type="as-char" svg:y="-0.377cm" svg:width="0.547cm" svg:height="0.469cm" draw:z-index="43"><draw:object xlink:href="./Object 44" xlink:type="simple" xlink:show="embed" xlink:actuate="onLoad"/><draw:image xlink:href="./ObjectReplacements/Object 44" xlink:type="simple" xlink:show="embed" xlink:actuate="onLoad"/><svg:desc>formule</svg:desc></draw:frame> s'ils étaient ordonnés.</text:p>
        </text:list-item>
        <text:list-item>
          <text:p text:style-name="P40">Séparer l'ensemble d’entraînement <draw:frame draw:style-name="fr1" draw:name="Objet41" text:anchor-type="as-char" svg:y="-0.377cm" svg:width="0.547cm" svg:height="0.469cm" draw:z-index="40"><draw:object xlink:href="./Object 40" xlink:type="simple" xlink:show="embed" xlink:actuate="onLoad"/><draw:image xlink:href="./ObjectReplacements/Object 40" xlink:type="simple" xlink:show="embed" xlink:actuate="onLoad"/><svg:desc>formule</svg:desc></draw:frame> en deux sous-ensembles <draw:frame draw:style-name="fr1" draw:name="Objet42" text:anchor-type="as-char" svg:y="-0.377cm" svg:width="1.042cm" svg:height="0.533cm" draw:z-index="41"><draw:object xlink:href="./Object 42" xlink:type="simple" xlink:show="embed" xlink:actuate="onLoad"/><draw:image xlink:href="./ObjectReplacements/Object 42" xlink:type="simple" xlink:show="embed" xlink:actuate="onLoad"/><svg:desc>formule</svg:desc></draw:frame> et <draw:frame draw:style-name="fr1" draw:name="Objet43" text:anchor-type="as-char" svg:y="-0.377cm" svg:width="1.074cm" svg:height="0.533cm" draw:z-index="42"><draw:object xlink:href="./Object 43" xlink:type="simple" xlink:show="embed" xlink:actuate="onLoad"/><draw:image xlink:href="./ObjectReplacements/Object 43" xlink:type="simple" xlink:show="embed" xlink:actuate="onLoad"/><svg:desc>formule</svg:desc></draw:frame>. <text:span text:style-name="T40">L'ensemble d’entraînement devrait être plus grand que l'ensemble de validation.</text:span></text:p>
        </text:list-item>
        <text:list-item>
          <text:p text:style-name="P42"><text:soft-page-break/>Entraîner <draw:frame draw:style-name="fr1" draw:name="Objet48" text:anchor-type="as-char" svg:y="-0.377cm" svg:width="0.526cm" svg:height="0.469cm" draw:z-index="47"><draw:object xlink:href="./Object 48" xlink:type="simple" xlink:show="embed" xlink:actuate="onLoad"/><draw:image xlink:href="./ObjectReplacements/Object 48" xlink:type="simple" xlink:show="embed" xlink:actuate="onLoad"/><svg:desc>formule</svg:desc></draw:frame> avec la configuration d'hyper-paramètres choisis sur l'ensemble d'entraînement. On obtient alors : <draw:frame draw:style-name="fr1" draw:name="Objet49" text:anchor-type="as-char" svg:y="-0.445cm" svg:width="2.889cm" svg:height="0.607cm" draw:z-index="48"><draw:object xlink:href="./Object 49" xlink:type="simple" xlink:show="embed" xlink:actuate="onLoad"/><draw:image xlink:href="./ObjectReplacements/Object 49" xlink:type="simple" xlink:show="embed" xlink:actuate="onLoad"/></draw:frame></text:p>
        </text:list-item>
        <text:list-item>
          <text:p text:style-name="P42">Évaluer le résultat à l'aide de l'ensemble de validation.</text:p>
          <text:list>
            <text:list-header>
              <text:p text:style-name="P42"><draw:frame draw:style-name="fr1" draw:name="Objet50" text:anchor-type="as-char" svg:y="-0.445cm" svg:width="3.598cm" svg:height="0.607cm" draw:z-index="49"><draw:object xlink:href="./Object 50" xlink:type="simple" xlink:show="embed" xlink:actuate="onLoad"/><draw:image xlink:href="./ObjectReplacements/Object 50" xlink:type="simple" xlink:show="embed" xlink:actuate="onLoad"/><svg:desc>formule</svg:desc></draw:frame></text:p>
            </text:list-header>
          </text:list>
        </text:list-item>
      </text:list>
      <text:p text:style-name="P43">Une fois que ce travail a été effectuer pour tous les algorithmes et, pour chacun, sur chaque configurations d'hyper-paramètres <draw:frame draw:style-name="fr1" draw:name="Objet51" text:anchor-type="as-char" svg:y="-0.318cm" svg:width="0.462cm" svg:height="0.34cm" draw:z-index="50"><draw:object xlink:href="./Object 51" xlink:type="simple" xlink:show="embed" xlink:actuate="onLoad"/><draw:image xlink:href="./ObjectReplacements/Object 51" xlink:type="simple" xlink:show="embed" xlink:actuate="onLoad"/><svg:desc>formule</svg:desc></draw:frame> jugés admissibles, on regarde les valeurs de <draw:frame draw:style-name="fr1" draw:name="Objet52" text:anchor-type="as-char" svg:y="-0.377cm" svg:width="0.877cm" svg:height="0.54cm" draw:z-index="51"><draw:object xlink:href="./Object 52" xlink:type="simple" xlink:show="embed" xlink:actuate="onLoad"/><draw:image xlink:href="./ObjectReplacements/Object 52" xlink:type="simple" xlink:show="embed" xlink:actuate="onLoad"/><svg:desc>formule</svg:desc></draw:frame> obtenues. Le modèle <draw:frame draw:style-name="fr1" draw:name="Objet54" text:anchor-type="as-char" svg:y="-0.377cm" svg:width="0.683cm" svg:height="0.476cm" draw:z-index="53"><draw:object xlink:href="./Object 54" xlink:type="simple" xlink:show="embed" xlink:actuate="onLoad"/><draw:image xlink:href="./ObjectReplacements/Object 54" xlink:type="simple" xlink:show="embed" xlink:actuate="onLoad"/><svg:desc>formule</svg:desc></draw:frame>qui retourne une erreur de validation minimale <draw:frame draw:style-name="fr1" draw:name="Objet53" text:anchor-type="as-char" svg:y="-0.437cm" svg:width="0.877cm" svg:height="0.6cm" draw:z-index="52"><draw:object xlink:href="./Object 53" xlink:type="simple" xlink:show="embed" xlink:actuate="onLoad"/><draw:image xlink:href="./ObjectReplacements/Object 53" xlink:type="simple" xlink:show="embed" xlink:actuate="onLoad"/><svg:desc>formule</svg:desc></draw:frame> sera alors sélectionner.</text:p>
      <text:p text:style-name="P43">Nous aurions également pu séparer <draw:frame draw:style-name="fr1" draw:name="Objet55" text:anchor-type="as-char" svg:y="-0.377cm" svg:width="0.547cm" svg:height="0.469cm" draw:z-index="54"><draw:object xlink:href="./Object 55" xlink:type="simple" xlink:show="embed" xlink:actuate="onLoad"/><draw:image xlink:href="./ObjectReplacements/Object 55" xlink:type="simple" xlink:show="embed" xlink:actuate="onLoad"/><svg:desc>formule</svg:desc></draw:frame> en 3 sous-ensembles plutôt que 2 et ainsi ajouter un ensemble de test. Une fois l'algorithme optimal trouvé à l'aide de l'ensemble d'entraînement et de l'ensemble de validation, nous aurions pu calculer un estimé non-biaisé de la performance de généralisation de l'algorithme choisit en calculant l'erreur empirique de validation sur l'ensemble de test; soit un ensemble de données dont le valeurs n'ont jamais été utilisées pour sélectionner l'algorithme dans les étapes précédantes. Cette étape nous permet de nous assurer (si nous avons assez de donner pour pouvoir effectuer un test concluent) que l'algorithme sélectionné est capable de généraliser sur de nouvelles données et qu'il n'est pas juste efficace sur les données de <text:span text:style-name="T39"><draw:frame draw:style-name="fr1" draw:name="Objet56" text:anchor-type="as-char" svg:y="-0.377cm" svg:width="1.042cm" svg:height="0.533cm" draw:z-index="55"><draw:object xlink:href="./Object 56" xlink:type="simple" xlink:show="embed" xlink:actuate="onLoad"/><draw:image xlink:href="./ObjectReplacements/Object 56" xlink:type="simple" xlink:show="embed" xlink:actuate="onLoad"/><svg:desc>formule</svg:desc></draw:frame></text:span><text:span text:style-name="T39"> et </text:span><text:span text:style-name="T39"><draw:frame draw:style-name="fr1" draw:name="Objet57" text:anchor-type="as-char" svg:y="-0.377cm" svg:width="1.074cm" svg:height="0.533cm" draw:z-index="56"><draw:object xlink:href="./Object 57" xlink:type="simple" xlink:show="embed" xlink:actuate="onLoad"/><draw:image xlink:href="./ObjectReplacements/Object 57" xlink:type="simple" xlink:show="embed" xlink:actuate="onLoad"/><svg:desc>formule</svg:desc></draw:frame></text:span><text:span text:style-name="T39">.</text:span></text:p>
      <text:h text:style-name="P34" text:outline-level="1"><text:span text:style-name="T30">1 – </text:span><text:span text:style-name="T32">Classifieur</text:span><text:span text:style-name="T33">s</text:span><text:span text:style-name="T32"> de Bayes</text:span></text:h>
      <text:h text:style-name="P36" text:outline-level="3"><text:span text:style-name="T32">1. </text:span><text:span text:style-name="T27">Classifieur de Bayes obtenu avec des densités paramétriques Gaussiennes diagonales :</text:span></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7T22:18:12.849000000</meta:creation-date>
    <dc:date>2015-10-28T17:46:47.416000000</dc:date>
    <meta:editing-duration>PT4H31M39S</meta:editing-duration>
    <meta:editing-cycles>74</meta:editing-cycles>
    <meta:generator>LibreOffice/4.3.4.1$Windows_x86 LibreOffice_project/bc356b2f991740509f321d70e4512a6a54c5f243</meta:generator>
    <meta:document-statistic meta:table-count="0" meta:image-count="0" meta:object-count="57" meta:page-count="5" meta:paragraph-count="57" meta:word-count="688" meta:character-count="4434" meta:non-whitespace-character-count="3740"/>
  </office:meta>
</office:document-meta>
</file>

<file path=Object 1/content.xml><?xml version="1.0" encoding="utf-8"?>
<math xmlns="http://www.w3.org/1998/Math/MathML" display="block">
  <semantics>
    <mrow>
      <mi>D</mi>
      <mo stretchy="false">=</mo>
      <mrow>
        <mo fence="true" stretchy="false">{</mo>
        <mrow>
          <mrow>
            <msup>
              <mi>x</mi>
              <mrow>
                <mo fence="true" stretchy="false">(</mo>
                <mrow>
                  <mn>1</mn>
                </mrow>
                <mo fence="true" stretchy="false">)</mo>
              </mrow>
            </msup>
            <mi>,</mi>
            <mn>...</mn>
            <mi>,</mi>
            <msup>
              <mi>x</mi>
              <mrow>
                <mo fence="true" stretchy="false">(</mo>
                <mrow>
                  <mi>n</mi>
                </mrow>
                <mo fence="true" stretchy="false">)</mo>
              </mrow>
            </msup>
          </mrow>
        </mrow>
        <mo fence="true" stretchy="false">}</mo>
      </mrow>
    </mrow>
    <annotation encoding="StarMath 5.0">D = lbrace x^( 1 ),...,x^( n ) rbrace</annotation>
  </semantics>
</math>
</file>

<file path=Object 10/content.xml><?xml version="1.0" encoding="utf-8"?>
<math xmlns="http://www.w3.org/1998/Math/MathML" display="block">
  <semantics>
    <mrow>
      <mi>p</mi>
      <mrow>
        <mrow>
          <mo fence="true" stretchy="false">(</mo>
          <mrow>
            <mi>x</mi>
          </mrow>
          <mo fence="true" stretchy="false">)</mo>
        </mrow>
        <mo stretchy="false">=</mo>
        <msub>
          <mi mathvariant="normal">Ν</mi>
          <mrow>
            <mi mathvariant="normal">μ</mi>
            <mi>,</mi>
            <msup>
              <mi mathvariant="normal">σ</mi>
              <mn>2</mn>
            </msup>
          </mrow>
        </msub>
      </mrow>
      <mrow>
        <mrow>
          <mo fence="true" stretchy="false">(</mo>
          <mrow>
            <mi>x</mi>
          </mrow>
          <mo fence="true" stretchy="false">)</mo>
        </mrow>
        <mo stretchy="false">=</mo>
        <mfrac>
          <mn>1</mn>
          <mrow>
            <msup>
              <mrow>
                <mo fence="true" stretchy="false">(</mo>
                <mrow>
                  <mrow>
                    <mn>2</mn>
                    <mi mathvariant="normal">π</mi>
                  </mrow>
                </mrow>
                <mo fence="true" stretchy="false">)</mo>
              </mrow>
              <mrow>
                <mi>d</mi>
                <mo stretchy="false">/</mo>
                <mn>2</mn>
              </mrow>
            </msup>
            <msup>
              <mi mathvariant="normal">σ</mi>
              <mi>d</mi>
            </msup>
          </mrow>
        </mfrac>
      </mrow>
      <msup>
        <mi>e</mi>
        <mrow>
          <mo stretchy="false">−</mo>
          <mfrac>
            <msup>
              <mrow>
                <mo fence="true" stretchy="false">‖</mo>
                <mrow>
                  <mrow>
                    <mi>x</mi>
                    <mo stretchy="false">−</mo>
                    <mi mathvariant="normal">μ</mi>
                  </mrow>
                </mrow>
                <mo fence="true" stretchy="false">‖</mo>
              </mrow>
              <mn>2</mn>
            </msup>
            <mrow>
              <mn>2</mn>
              <msup>
                <mi mathvariant="normal">σ</mi>
                <mn>2</mn>
              </msup>
            </mrow>
          </mfrac>
        </mrow>
      </msup>
    </mrow>
    <annotation encoding="StarMath 5.0">p(x) = %iNU_{ %mu, %sigma^2 } ( x) = {1} over {(2%pi)^{d / 2} %sigma^d }e^-{{{ ldline x - %mu rdline^2} over {2%sigma^2}}}</annotation>
  </semantics>
</math>
</file>

<file path=Object 11/content.xml><?xml version="1.0" encoding="utf-8"?>
<math xmlns="http://www.w3.org/1998/Math/MathML" display="block">
  <semantics>
    <mi>n</mi>
    <annotation encoding="StarMath 5.0">n</annotation>
  </semantics>
</math>
</file>

<file path=Object 12/content.xml><?xml version="1.0" encoding="utf-8"?>
<math xmlns="http://www.w3.org/1998/Math/MathML" display="block">
  <semantics>
    <msup>
      <mi>x</mi>
      <mrow>
        <mo fence="true" stretchy="false">(</mo>
        <mrow>
          <mi>i</mi>
        </mrow>
        <mo fence="true" stretchy="false">)</mo>
      </mrow>
    </msup>
    <annotation encoding="StarMath 5.0">x^(i)</annotation>
  </semantics>
</math>
</file>

<file path=Object 13/content.xml><?xml version="1.0" encoding="utf-8"?>
<math xmlns="http://www.w3.org/1998/Math/MathML" display="block">
  <semantics>
    <msub>
      <mi mathvariant="normal">Ν</mi>
      <mrow>
        <msub>
          <mi>x</mi>
          <mrow>
            <mo fence="true" stretchy="false">(</mo>
            <mrow>
              <mi>i</mi>
            </mrow>
            <mo fence="true" stretchy="false">)</mo>
          </mrow>
        </msub>
        <mi>,</mi>
        <msup>
          <mi mathvariant="normal">σ</mi>
          <mn>2</mn>
        </msup>
      </mrow>
    </msub>
    <annotation encoding="StarMath 5.0">%iNU_{ x_(i), %sigma^2 }</annotation>
  </semantics>
</math>
</file>

<file path=Object 14/content.xml><?xml version="1.0" encoding="utf-8"?>
<math xmlns="http://www.w3.org/1998/Math/MathML" display="block">
  <semantics>
    <mi mathvariant="normal">μ</mi>
    <annotation encoding="StarMath 5.0">%mu</annotation>
  </semantics>
</math>
</file>

<file path=Object 15/content.xml><?xml version="1.0" encoding="utf-8"?>
<math xmlns="http://www.w3.org/1998/Math/MathML" display="block">
  <semantics>
    <mi mathvariant="normal">σ</mi>
    <annotation encoding="StarMath 5.0">%sigma</annotation>
  </semantics>
</math>
</file>

<file path=Object 16/content.xml><?xml version="1.0" encoding="utf-8"?>
<math xmlns="http://www.w3.org/1998/Math/MathML" display="block">
  <semantics>
    <mrow>
      <mi mathvariant="normal">μ</mi>
      <mo stretchy="false">∈</mo>
      <msup>
        <mi mathvariant="normal">ℝ</mi>
        <mi>d</mi>
      </msup>
    </mrow>
    <annotation encoding="StarMath 5.0">%mu in setR^d</annotation>
  </semantics>
</math>
</file>

<file path=Object 17/content.xml><?xml version="1.0" encoding="utf-8"?>
<math xmlns="http://www.w3.org/1998/Math/MathML" display="block">
  <semantics>
    <mrow>
      <mi mathvariant="normal">σ</mi>
      <mo stretchy="false">∈</mo>
      <mi mathvariant="normal">ℝ</mi>
    </mrow>
    <annotation encoding="StarMath 5.0">%sigma in setR</annotation>
  </semantics>
</math>
</file>

<file path=Object 18/content.xml><?xml version="1.0" encoding="utf-8"?>
<math xmlns="http://www.w3.org/1998/Math/MathML" display="block">
  <semantics>
    <mrow>
      <mi mathvariant="normal">σ</mi>
      <mo stretchy="false">∈</mo>
      <mi mathvariant="normal">ℝ</mi>
    </mrow>
    <annotation encoding="StarMath 5.0">%sigma in setR </annotation>
  </semantics>
</math>
</file>

<file path=Object 19/content.xml><?xml version="1.0" encoding="utf-8"?>
<math xmlns="http://www.w3.org/1998/Math/MathML" display="block">
  <semantics>
    <msup>
      <mi>x</mi>
      <mrow>
        <mo fence="true" stretchy="false">(</mo>
        <mrow>
          <mi>i</mi>
        </mrow>
        <mo fence="true" stretchy="false">)</mo>
      </mrow>
    </msup>
    <annotation encoding="StarMath 5.0">x^( i )</annotation>
  </semantics>
</math>
</file>

<file path=Object 2/content.xml><?xml version="1.0" encoding="utf-8"?>
<math xmlns="http://www.w3.org/1998/Math/MathML" display="block">
  <semantics>
    <mrow>
      <mi>x</mi>
      <mo stretchy="false">∈</mo>
      <msup>
        <mi mathvariant="normal">ℝ</mi>
        <mi>d</mi>
      </msup>
    </mrow>
    <annotation encoding="StarMath 5.0">x in setR^d</annotation>
  </semantics>
</math>
</file>

<file path=Object 20/content.xml><?xml version="1.0" encoding="utf-8"?>
<math xmlns="http://www.w3.org/1998/Math/MathML" display="block">
  <semantics>
    <mrow>
      <mi>n</mi>
      <mo stretchy="false">×</mo>
      <msup>
        <mi mathvariant="normal">ℝ</mi>
        <mi>d</mi>
      </msup>
    </mrow>
    <annotation encoding="StarMath 5.0">n times setR ^d</annotation>
  </semantics>
</math>
</file>

<file path=Object 21/content.xml><?xml version="1.0" encoding="utf-8"?>
<math xmlns="http://www.w3.org/1998/Math/MathML" display="block">
  <semantics>
    <mrow>
      <mi mathvariant="normal">μ</mi>
      <mo stretchy="false">∈</mo>
      <msup>
        <mi mathvariant="normal">ℝ</mi>
        <mi>d</mi>
      </msup>
    </mrow>
    <annotation encoding="StarMath 5.0">%mu in setR^d</annotation>
  </semantics>
</math>
</file>

<file path=Object 22/content.xml><?xml version="1.0" encoding="utf-8"?>
<math xmlns="http://www.w3.org/1998/Math/MathML" display="block">
  <semantics>
    <mi mathvariant="normal">Σ</mi>
    <annotation encoding="StarMath 5.0">%SIGMA</annotation>
  </semantics>
</math>
</file>

<file path=Object 23/content.xml><?xml version="1.0" encoding="utf-8"?>
<math xmlns="http://www.w3.org/1998/Math/MathML" display="block">
  <semantics>
    <mrow>
      <mi>d</mi>
      <mo stretchy="false">×</mo>
      <mi mathvariant="normal">ℝ</mi>
    </mrow>
    <annotation encoding="StarMath 5.0">d times setR</annotation>
  </semantics>
</math>
</file>

<file path=Object 24/content.xml><?xml version="1.0" encoding="utf-8"?>
<math xmlns="http://www.w3.org/1998/Math/MathML" display="block">
  <semantics>
    <mrow>
      <mi>x</mi>
      <mo stretchy="false">∈</mo>
      <msup>
        <mi mathvariant="normal">ℝ</mi>
        <mi>d</mi>
      </msup>
    </mrow>
    <annotation encoding="StarMath 5.0">x in setR^d</annotation>
  </semantics>
</math>
</file>

<file path=Object 25/content.xml><?xml version="1.0" encoding="utf-8"?>
<math xmlns="http://www.w3.org/1998/Math/MathML" display="block">
  <semantics>
    <mrow>
      <msub>
        <mi mathvariant="normal">Ν</mi>
        <mrow>
          <mi mathvariant="normal">μ</mi>
          <mi>,</mi>
          <mi mathvariant="normal">Σ</mi>
        </mrow>
      </msub>
      <mrow>
        <mo fence="true" stretchy="false">(</mo>
        <mrow>
          <mi>x</mi>
        </mrow>
        <mo fence="true" stretchy="false">)</mo>
      </mrow>
    </mrow>
    <annotation encoding="StarMath 5.0">%iNU_{ %mu, %SIGMA } ( x)</annotation>
  </semantics>
</math>
</file>

<file path=Object 26/content.xml><?xml version="1.0" encoding="utf-8"?>
<math xmlns="http://www.w3.org/1998/Math/MathML" display="block">
  <semantics>
    <mrow>
      <mrow>
        <mi>x</mi>
        <mo stretchy="false">−</mo>
        <mi mathvariant="normal">μ</mi>
      </mrow>
      <mo stretchy="false">=</mo>
      <mi>k</mi>
    </mrow>
    <annotation encoding="StarMath 5.0">x - %mu = k</annotation>
  </semantics>
</math>
</file>

<file path=Object 27/content.xml><?xml version="1.0" encoding="utf-8"?>
<math xmlns="http://www.w3.org/1998/Math/MathML" display="block">
  <semantics>
    <mrow>
      <mi>p</mi>
      <mrow>
        <mrow>
          <mo fence="true" stretchy="false">(</mo>
          <mrow>
            <mi>x</mi>
          </mrow>
          <mo fence="true" stretchy="false">)</mo>
        </mrow>
        <mo stretchy="false">=</mo>
        <msub>
          <mi mathvariant="normal">Ν</mi>
          <mrow>
            <mi mathvariant="normal">μ</mi>
            <mi>,</mi>
            <mi mathvariant="normal">Σ</mi>
          </mrow>
        </msub>
      </mrow>
      <mrow>
        <mrow>
          <mo fence="true" stretchy="false">(</mo>
          <mrow>
            <mi>x</mi>
          </mrow>
          <mo fence="true" stretchy="false">)</mo>
        </mrow>
        <mo stretchy="false">=</mo>
        <mfrac>
          <mn>1</mn>
          <mrow>
            <msup>
              <mrow>
                <mo fence="true" stretchy="false">(</mo>
                <mrow>
                  <mrow>
                    <mn>2</mn>
                    <mi mathvariant="normal">π</mi>
                  </mrow>
                </mrow>
                <mo fence="true" stretchy="false">)</mo>
              </mrow>
              <mrow>
                <mi>d</mi>
                <mo stretchy="false">/</mo>
                <mn>2</mn>
              </mrow>
            </msup>
            <msqrt>
              <mrow>
                <mo fence="true" stretchy="false">|</mo>
                <mrow>
                  <mi mathvariant="normal">Σ</mi>
                </mrow>
                <mo fence="true" stretchy="false">|</mo>
              </mrow>
            </msqrt>
          </mrow>
        </mfrac>
      </mrow>
      <mrow>
        <msup>
          <mi>e</mi>
          <mrow>
            <mrow>
              <mo stretchy="false">−</mo>
              <mfrac>
                <mn>1</mn>
                <mn>2</mn>
              </mfrac>
            </mrow>
            <msup>
              <mrow>
                <mo fence="true" stretchy="false">(</mo>
                <mrow>
                  <mrow>
                    <mi>x</mi>
                    <mo stretchy="false">−</mo>
                    <mi mathvariant="normal">μ</mi>
                  </mrow>
                </mrow>
                <mo fence="true" stretchy="false">)</mo>
              </mrow>
              <mi>T</mi>
            </msup>
            <msup>
              <mi mathvariant="normal">Σ</mi>
              <mrow>
                <mo stretchy="false">−</mo>
                <mn>1</mn>
              </mrow>
            </msup>
            <mrow>
              <mo fence="true" stretchy="false">(</mo>
              <mrow>
                <mrow>
                  <mi>x</mi>
                  <mo stretchy="false">−</mo>
                  <mi mathvariant="normal">μ</mi>
                </mrow>
              </mrow>
              <mo fence="true" stretchy="false">)</mo>
            </mrow>
          </mrow>
        </msup>
        <mo stretchy="false">=</mo>
        <mrow>
          <mi>s</mi>
          <mo stretchy="false">×</mo>
          <msup>
            <mi>e</mi>
            <mrow>
              <mrow>
                <mo stretchy="false">−</mo>
                <mfrac>
                  <mn>1</mn>
                  <mn>2</mn>
                </mfrac>
              </mrow>
              <msup>
                <mi>k</mi>
                <mi>t</mi>
              </msup>
              <msup>
                <mi mathvariant="normal">Σ</mi>
                <mrow>
                  <mo stretchy="false">−</mo>
                  <mn>1</mn>
                </mrow>
              </msup>
              <mi>k</mi>
            </mrow>
          </msup>
        </mrow>
      </mrow>
    </mrow>
    <annotation encoding="StarMath 5.0">p(x) = %iNU_{ %mu, %SIGMA } ( x) = {1} over {(2%pi)^{d / 2} sqrt{lline %SIGMA rline} }e^{-{ 1 over 2 } (x- %mu)^T %SIGMA^-1 (x-%mu)} = s times e^{ -{1 over 2} k^t %SIGMA^-1 k }</annotation>
  </semantics>
</math>
</file>

<file path=Object 28/content.xml><?xml version="1.0" encoding="utf-8"?>
<math xmlns="http://www.w3.org/1998/Math/MathML" display="block">
  <semantics>
    <mrow>
      <mfrac>
        <mn>1</mn>
        <mrow>
          <msup>
            <mrow>
              <mo fence="true" stretchy="false">(</mo>
              <mrow>
                <mrow>
                  <mn>2</mn>
                  <mi mathvariant="normal">π</mi>
                </mrow>
              </mrow>
              <mo fence="true" stretchy="false">)</mo>
            </mrow>
            <mrow>
              <mi>d</mi>
              <mo stretchy="false">/</mo>
              <mn>2</mn>
            </mrow>
          </msup>
          <msqrt>
            <mrow>
              <mo fence="true" stretchy="false">|</mo>
              <mrow>
                <mi mathvariant="normal">Σ</mi>
              </mrow>
              <mo fence="true" stretchy="false">|</mo>
            </mrow>
          </msqrt>
        </mrow>
      </mfrac>
      <mo stretchy="false">=</mo>
      <mi>s</mi>
    </mrow>
    <annotation encoding="StarMath 5.0">{1} over {(2%pi)^{d / 2} sqrt{lline %SIGMA rline} } = s</annotation>
  </semantics>
</math>
</file>

<file path=Object 29/content.xml><?xml version="1.0" encoding="utf-8"?>
<math xmlns="http://www.w3.org/1998/Math/MathML" display="block">
  <semantics>
    <mrow>
      <mi mathvariant="normal">Σ</mi>
      <mo stretchy="false">=</mo>
      <mrow>
        <mo fence="true" stretchy="true">(</mo>
        <mrow>
          <mtable>
            <mtr>
              <mtd>
                <msubsup>
                  <mi mathvariant="normal">σ</mi>
                  <mn>1</mn>
                  <mn>2</mn>
                </msubsup>
              </mtd>
              <mtd>
                <mn>0</mn>
              </mtd>
              <mtd>
                <mn>...</mn>
              </mtd>
              <mtd>
                <mn>0</mn>
              </mtd>
            </mtr>
            <mtr>
              <mtd>
                <mn>0</mn>
              </mtd>
              <mtd>
                <msubsup>
                  <mi mathvariant="normal">σ</mi>
                  <mn>2</mn>
                  <mn>2</mn>
                </msubsup>
              </mtd>
              <mtd>
                <mn>...</mn>
              </mtd>
              <mtd>
                <mn>0</mn>
              </mtd>
            </mtr>
            <mtr>
              <mtd>
                <mo stretchy="false">⋮</mo>
              </mtd>
              <mtd>
                <mo stretchy="false">⋮</mo>
              </mtd>
              <mtd>
                <mo stretchy="false">⋮</mo>
              </mtd>
              <mtd>
                <mo stretchy="false">⋮</mo>
              </mtd>
            </mtr>
            <mtr>
              <mtd>
                <mn>0</mn>
              </mtd>
              <mtd>
                <mn>0</mn>
              </mtd>
              <mtd>
                <mn>...</mn>
              </mtd>
              <mtd>
                <msubsup>
                  <mi mathvariant="normal">σ</mi>
                  <mi>d</mi>
                  <mn>2</mn>
                </msubsup>
              </mtd>
            </mtr>
          </mtable>
        </mrow>
        <mo fence="true" stretchy="true">)</mo>
      </mrow>
    </mrow>
    <annotation encoding="StarMath 5.0">%SIGMA = left (  matrix{%sigma_1^2 # 0 # ... # 0 ## 0 # %sigma_2^2 # ... # 0 ## dotsvert # dotsvert # dotsvert # dotsvert ## 0 # 0 # ... # %sigma_d^2}      right )</annotation>
  </semantics>
</math>
</file>

<file path=Object 3/content.xml><?xml version="1.0" encoding="utf-8"?>
<math xmlns="http://www.w3.org/1998/Math/MathML" display="block">
  <semantics>
    <mrow>
      <mi>K</mi>
      <mrow>
        <mrow>
          <mo fence="true" stretchy="false">(</mo>
          <mrow>
            <mrow>
              <mi>x</mi>
              <mi>;</mi>
              <msup>
                <mi>x</mi>
                <mrow>
                  <mo fence="true" stretchy="false">(</mo>
                  <mrow>
                    <mi>i</mi>
                  </mrow>
                  <mo fence="true" stretchy="false">)</mo>
                </mrow>
              </msup>
            </mrow>
          </mrow>
          <mo fence="true" stretchy="false">)</mo>
        </mrow>
        <mo stretchy="false">=</mo>
        <msub>
          <mi mathvariant="normal">Ν</mi>
          <mrow>
            <msup>
              <mi>x</mi>
              <mrow>
                <mo fence="true" stretchy="false">(</mo>
                <mrow>
                  <mi>i</mi>
                </mrow>
                <mo fence="true" stretchy="false">)</mo>
              </mrow>
            </msup>
            <mi>,</mi>
            <msup>
              <mi mathvariant="normal">σ</mi>
              <mn>2</mn>
            </msup>
          </mrow>
        </msub>
      </mrow>
      <mrow>
        <mrow>
          <mo fence="true" stretchy="false">(</mo>
          <mrow>
            <mi>x</mi>
          </mrow>
          <mo fence="true" stretchy="false">)</mo>
        </mrow>
        <mo stretchy="false">=</mo>
        <mfrac>
          <mn>1</mn>
          <mrow>
            <msup>
              <mrow>
                <mo fence="true" stretchy="false">(</mo>
                <mrow>
                  <mrow>
                    <mn>2</mn>
                    <mi mathvariant="normal">π</mi>
                  </mrow>
                </mrow>
                <mo fence="true" stretchy="false">)</mo>
              </mrow>
              <mrow>
                <mi>d</mi>
                <mo stretchy="false">/</mo>
                <mn>2</mn>
              </mrow>
            </msup>
            <msup>
              <mi mathvariant="normal">σ</mi>
              <mi>d</mi>
            </msup>
          </mrow>
        </mfrac>
      </mrow>
      <msup>
        <mi>e</mi>
        <mrow>
          <mo stretchy="false">−</mo>
          <mfrac>
            <msup>
              <mrow>
                <mo fence="true" stretchy="false">‖</mo>
                <mrow>
                  <mrow>
                    <mi>x</mi>
                    <mo stretchy="false">−</mo>
                    <msup>
                      <mi>x</mi>
                      <mrow>
                        <mo fence="true" stretchy="false">(</mo>
                        <mrow>
                          <mi>i</mi>
                        </mrow>
                        <mo fence="true" stretchy="false">)</mo>
                      </mrow>
                    </msup>
                  </mrow>
                </mrow>
                <mo fence="true" stretchy="false">‖</mo>
              </mrow>
              <mn>2</mn>
            </msup>
            <mrow>
              <mn>2</mn>
              <msup>
                <mi mathvariant="normal">σ</mi>
                <mn>2</mn>
              </msup>
            </mrow>
          </mfrac>
        </mrow>
      </msup>
    </mrow>
    <annotation encoding="StarMath 5.0">K( x;x^(i) ) = %iNU_{ x^(i), %sigma^2 } ( x) =  {1} over {(2%pi)^{d / 2} %sigma^d }e^-{{{ ldline x - x^(i) rdline^2} over {2%sigma^2}}}</annotation>
  </semantics>
</math>
</file>

<file path=Object 30/content.xml><?xml version="1.0" encoding="utf-8"?>
<math xmlns="http://www.w3.org/1998/Math/MathML" display="block">
  <semantics>
    <mrow>
      <msup>
        <mi mathvariant="normal">Σ</mi>
        <mrow>
          <mo stretchy="false">−</mo>
          <mn>1</mn>
        </mrow>
      </msup>
      <mo stretchy="false">=</mo>
      <mrow>
        <mo fence="true" stretchy="true">(</mo>
        <mrow>
          <mtable>
            <mtr>
              <mtd>
                <mrow>
                  <mn>1</mn>
                  <mo stretchy="false">/</mo>
                  <msubsup>
                    <mi mathvariant="normal">σ</mi>
                    <mn>1</mn>
                    <mn>2</mn>
                  </msubsup>
                </mrow>
              </mtd>
              <mtd>
                <mn>0</mn>
              </mtd>
              <mtd>
                <mn>...</mn>
              </mtd>
              <mtd>
                <mn>0</mn>
              </mtd>
            </mtr>
            <mtr>
              <mtd>
                <mn>0</mn>
              </mtd>
              <mtd>
                <mrow>
                  <mn>1</mn>
                  <mo stretchy="false">/</mo>
                  <msubsup>
                    <mi mathvariant="normal">σ</mi>
                    <mn>2</mn>
                    <mn>2</mn>
                  </msubsup>
                </mrow>
              </mtd>
              <mtd>
                <mn>...</mn>
              </mtd>
              <mtd>
                <mn>0</mn>
              </mtd>
            </mtr>
            <mtr>
              <mtd>
                <mo stretchy="false">⋮</mo>
              </mtd>
              <mtd>
                <mo stretchy="false">⋮</mo>
              </mtd>
              <mtd>
                <mo stretchy="false">⋮</mo>
              </mtd>
              <mtd>
                <mo stretchy="false">⋮</mo>
              </mtd>
            </mtr>
            <mtr>
              <mtd>
                <mn>0</mn>
              </mtd>
              <mtd>
                <mn>0</mn>
              </mtd>
              <mtd>
                <mn>...</mn>
              </mtd>
              <mtd>
                <mrow>
                  <mn>1</mn>
                  <mo stretchy="false">/</mo>
                  <msubsup>
                    <mi mathvariant="normal">σ</mi>
                    <mi>d</mi>
                    <mn>2</mn>
                  </msubsup>
                </mrow>
              </mtd>
            </mtr>
          </mtable>
        </mrow>
        <mo fence="true" stretchy="true">)</mo>
      </mrow>
    </mrow>
    <annotation encoding="StarMath 5.0">%SIGMA^-1 = left (  matrix{1/%sigma_1^2 # 0 # ... # 0 ## 0 # 1/%sigma_2^2 # ... # 0 ## dotsvert # dotsvert # dotsvert # dotsvert ## 0 # 0 # ... # 1/%sigma_d^2}      right )</annotation>
  </semantics>
</math>
</file>

<file path=Object 31/content.xml><?xml version="1.0" encoding="utf-8"?>
<math xmlns="http://www.w3.org/1998/Math/MathML" display="block">
  <semantics>
    <mrow>
      <mrow/>
      <mo stretchy="false">=</mo>
      <mrow>
        <mi>s</mi>
        <mo stretchy="false">×</mo>
        <msup>
          <mi>e</mi>
          <mrow>
            <mrow>
              <mo stretchy="false">−</mo>
              <mfrac>
                <mn>1</mn>
                <mn>2</mn>
              </mfrac>
            </mrow>
            <mrow>
              <mo fence="true" stretchy="false">(</mo>
              <mrow>
                <mrow>
                  <mrow>
                    <msub>
                      <mi>k</mi>
                      <mn>1</mn>
                    </msub>
                    <mo stretchy="false">/</mo>
                    <msubsup>
                      <mi mathvariant="normal">σ</mi>
                      <mn>1</mn>
                      <mn>2,</mn>
                    </msubsup>
                  </mrow>
                  <mrow>
                    <msub>
                      <mi>k</mi>
                      <mn>2</mn>
                    </msub>
                    <mo stretchy="false">/</mo>
                    <msubsup>
                      <mi mathvariant="normal">σ</mi>
                      <mn>2</mn>
                      <mn>2,</mn>
                    </msubsup>
                  </mrow>
                  <mn>...</mn>
                  <mi>,</mi>
                  <mrow>
                    <msub>
                      <mi>k</mi>
                      <mi>d</mi>
                    </msub>
                    <mo stretchy="false">/</mo>
                    <msubsup>
                      <mi mathvariant="normal">σ</mi>
                      <mi>d</mi>
                      <mn>2</mn>
                    </msubsup>
                  </mrow>
                </mrow>
              </mrow>
              <mo fence="true" stretchy="false">)</mo>
            </mrow>
            <mi>k</mi>
          </mrow>
        </msup>
      </mrow>
      <mo stretchy="false">=</mo>
      <mrow>
        <mi>s</mi>
        <mo stretchy="false">×</mo>
        <msup>
          <mi>e</mi>
          <mrow>
            <mrow>
              <mo stretchy="false">−</mo>
              <mfrac>
                <mn>1</mn>
                <mn>2</mn>
              </mfrac>
            </mrow>
            <mrow>
              <munderover>
                <mo stretchy="false">∑</mo>
                <mrow>
                  <mi>i</mi>
                  <mo stretchy="false">=</mo>
                  <mn>1</mn>
                </mrow>
                <mi>d</mi>
              </munderover>
              <mrow>
                <msubsup>
                  <mi>k</mi>
                  <mi>i</mi>
                  <mn>2</mn>
                </msubsup>
                <mo stretchy="false">/</mo>
                <msubsup>
                  <mi mathvariant="normal">σ</mi>
                  <mi>i</mi>
                  <mn>2</mn>
                </msubsup>
              </mrow>
            </mrow>
          </mrow>
        </msup>
      </mrow>
    </mrow>
    <annotation encoding="StarMath 5.0">{} = s times e^{ -{1 over 2} (k_1/%sigma_1^2, k_2/%sigma_2^2, ..., k_d/%sigma_d^2) k } =  s times e^{ - {1 over 2} sum from i=1 to d {k_i^2/%sigma_i^2}}</annotation>
  </semantics>
</math>
</file>

<file path=Object 32/content.xml><?xml version="1.0" encoding="utf-8"?>
<math xmlns="http://www.w3.org/1998/Math/MathML" display="block">
  <semantics>
    <mrow>
      <mrow>
        <mrow/>
        <mo stretchy="false">=</mo>
        <mi>s</mi>
      </mrow>
      <mrow>
        <mrow>
          <munderover>
            <mo stretchy="false">∏</mo>
            <mrow>
              <mi>i</mi>
              <mo stretchy="false">=</mo>
              <mn>1</mn>
            </mrow>
            <mi>d</mi>
          </munderover>
          <msup>
            <mi>e</mi>
            <mrow>
              <mrow>
                <mo stretchy="false">−</mo>
                <mfrac>
                  <mn>1</mn>
                  <mn>2</mn>
                </mfrac>
              </mrow>
              <mrow>
                <msubsup>
                  <mi>k</mi>
                  <mi>i</mi>
                  <mn>2</mn>
                </msubsup>
                <mo stretchy="false">/</mo>
                <msubsup>
                  <mi mathvariant="normal">σ</mi>
                  <mi>i</mi>
                  <mn>2</mn>
                </msubsup>
              </mrow>
            </mrow>
          </msup>
        </mrow>
        <mo stretchy="false">=</mo>
        <mi>s</mi>
      </mrow>
      <mrow>
        <munderover>
          <mo stretchy="false">∏</mo>
          <mrow>
            <mi>i</mi>
            <mo stretchy="false">=</mo>
            <mn>1</mn>
          </mrow>
          <mi>d</mi>
        </munderover>
        <msup>
          <mi>e</mi>
          <mrow>
            <mrow>
              <mo stretchy="false">−</mo>
              <mfrac>
                <mn>1</mn>
                <mn>2</mn>
              </mfrac>
            </mrow>
            <msup>
              <mrow>
                <mo fence="true" stretchy="false">(</mo>
                <mrow>
                  <mrow>
                    <msup>
                      <mi>x</mi>
                      <mrow>
                        <mo fence="true" stretchy="false">(</mo>
                        <mrow>
                          <mi>i</mi>
                        </mrow>
                        <mo fence="true" stretchy="false">)</mo>
                      </mrow>
                    </msup>
                    <mo stretchy="false">−</mo>
                    <mi mathvariant="normal">μ</mi>
                  </mrow>
                </mrow>
                <mo fence="true" stretchy="false">)</mo>
              </mrow>
              <mi>T</mi>
            </msup>
            <msup>
              <mi mathvariant="normal">Σ</mi>
              <mrow>
                <mo stretchy="false">−</mo>
                <mn>1</mn>
              </mrow>
            </msup>
            <mrow>
              <mo fence="true" stretchy="false">(</mo>
              <mrow>
                <mrow>
                  <msup>
                    <mi>x</mi>
                    <mrow>
                      <mo fence="true" stretchy="false">(</mo>
                      <mrow>
                        <mi>i</mi>
                      </mrow>
                      <mo fence="true" stretchy="false">)</mo>
                    </mrow>
                  </msup>
                  <mo stretchy="false">−</mo>
                  <mi mathvariant="normal">μ</mi>
                </mrow>
              </mrow>
              <mo fence="true" stretchy="false">)</mo>
            </mrow>
          </mrow>
        </msup>
      </mrow>
    </mrow>
    <annotation encoding="StarMath 5.0">{} = s prod from{i=1} to{d} e^{ -{1 over 2} k_i^2/%sigma_i^2 } = s prod from{i=1} to{d} e^{ -{ 1 over 2 } (x^(i)- %mu)^T %SIGMA^-1 (x^(i)-%mu)}</annotation>
  </semantics>
</math>
</file>

<file path=Object 33/content.xml><?xml version="1.0" encoding="utf-8"?>
<math xmlns="http://www.w3.org/1998/Math/MathML" display="block">
  <semantics>
    <msup>
      <mi>x</mi>
      <mrow>
        <mo fence="true" stretchy="false">(</mo>
        <mrow>
          <mi>i</mi>
        </mrow>
        <mo fence="true" stretchy="false">)</mo>
      </mrow>
    </msup>
    <annotation encoding="StarMath 5.0">x^( i )</annotation>
  </semantics>
</math>
</file>

<file path=Object 34/content.xml><?xml version="1.0" encoding="utf-8"?>
<math xmlns="http://www.w3.org/1998/Math/MathML" display="block">
  <semantics>
    <mi>d</mi>
    <annotation encoding="StarMath 5.0">d</annotation>
  </semantics>
</math>
</file>

<file path=Object 35/content.xml><?xml version="1.0" encoding="utf-8"?>
<math xmlns="http://www.w3.org/1998/Math/MathML" display="block">
  <semantics>
    <mi>x</mi>
    <annotation encoding="StarMath 5.0">x</annotation>
  </semantics>
</math>
</file>

<file path=Object 36/content.xml><?xml version="1.0" encoding="utf-8"?>
<math xmlns="http://www.w3.org/1998/Math/MathML" display="block">
  <semantics>
    <mi>i</mi>
    <annotation encoding="StarMath 5.0">i</annotation>
  </semantics>
</math>
</file>

<file path=Object 37/content.xml><?xml version="1.0" encoding="utf-8"?>
<math xmlns="http://www.w3.org/1998/Math/MathML" display="block">
  <semantics>
    <mrow>
      <mrow>
        <mrow/>
        <mo stretchy="false">=</mo>
        <mfrac>
          <mn>1</mn>
          <mrow>
            <msup>
              <mrow>
                <mo fence="true" stretchy="false">(</mo>
                <mrow>
                  <mrow>
                    <mn>2</mn>
                    <mi mathvariant="normal">π</mi>
                  </mrow>
                </mrow>
                <mo fence="true" stretchy="false">)</mo>
              </mrow>
              <mrow>
                <mi>d</mi>
                <mo stretchy="false">/</mo>
                <mn>2</mn>
              </mrow>
            </msup>
            <msqrt>
              <mrow>
                <mo fence="true" stretchy="false">|</mo>
                <mrow>
                  <mi mathvariant="normal">Σ</mi>
                </mrow>
                <mo fence="true" stretchy="false">|</mo>
              </mrow>
            </msqrt>
          </mrow>
        </mfrac>
      </mrow>
      <mrow>
        <munderover>
          <mo stretchy="false">∏</mo>
          <mrow>
            <mi>i</mi>
            <mo stretchy="false">=</mo>
            <mn>1</mn>
          </mrow>
          <mi>d</mi>
        </munderover>
        <msup>
          <mi>e</mi>
          <mrow>
            <mrow>
              <mo stretchy="false">−</mo>
              <mfrac>
                <mn>1</mn>
                <mn>2</mn>
              </mfrac>
            </mrow>
            <msup>
              <mrow>
                <mo fence="true" stretchy="false">(</mo>
                <mrow>
                  <mrow>
                    <msup>
                      <mi>x</mi>
                      <mrow>
                        <mo fence="true" stretchy="false">(</mo>
                        <mrow>
                          <mi>i</mi>
                        </mrow>
                        <mo fence="true" stretchy="false">)</mo>
                      </mrow>
                    </msup>
                    <mo stretchy="false">−</mo>
                    <mi mathvariant="normal">μ</mi>
                  </mrow>
                </mrow>
                <mo fence="true" stretchy="false">)</mo>
              </mrow>
              <mi>T</mi>
            </msup>
            <msup>
              <mi mathvariant="normal">Σ</mi>
              <mrow>
                <mo stretchy="false">−</mo>
                <mn>1</mn>
              </mrow>
            </msup>
            <mrow>
              <mo fence="true" stretchy="false">(</mo>
              <mrow>
                <mrow>
                  <msup>
                    <mi>x</mi>
                    <mrow>
                      <mo fence="true" stretchy="false">(</mo>
                      <mrow>
                        <mi>i</mi>
                      </mrow>
                      <mo fence="true" stretchy="false">)</mo>
                    </mrow>
                  </msup>
                  <mo stretchy="false">−</mo>
                  <mi mathvariant="normal">μ</mi>
                </mrow>
              </mrow>
              <mo fence="true" stretchy="false">)</mo>
            </mrow>
          </mrow>
        </msup>
      </mrow>
    </mrow>
    <annotation encoding="StarMath 5.0">{} = {1} over {(2%pi)^{d / 2} sqrt{lline %SIGMA rline} } prod from{i=1} to{d} e^{ -{ 1 over 2 } (x^(i)- %mu)^T %SIGMA^-1 (x^(i)-%mu)}</annotation>
  </semantics>
</math>
</file>

<file path=Object 38/content.xml><?xml version="1.0" encoding="utf-8"?>
<math xmlns="http://www.w3.org/1998/Math/MathML" display="block">
  <semantics>
    <mrow>
      <mrow>
        <mrow/>
        <mo stretchy="false">=</mo>
        <mrow>
          <munderover>
            <mo stretchy="false">∏</mo>
            <mrow>
              <mi>i</mi>
              <mo stretchy="false">=</mo>
              <mn>1</mn>
            </mrow>
            <mi>d</mi>
          </munderover>
          <mi>p</mi>
        </mrow>
      </mrow>
      <mrow>
        <mo fence="true" stretchy="false">(</mo>
        <mrow>
          <msup>
            <mi>x</mi>
            <mrow>
              <mo fence="true" stretchy="false">(</mo>
              <mrow>
                <mi>i</mi>
              </mrow>
              <mo fence="true" stretchy="false">)</mo>
            </mrow>
          </msup>
        </mrow>
        <mo fence="true" stretchy="false">)</mo>
      </mrow>
    </mrow>
    <annotation encoding="StarMath 5.0">{} =  prod from{i=1} to{d} p( x^(i)
 )</annotation>
  </semantics>
</math>
</file>

<file path=Object 39/content.xml><?xml version="1.0" encoding="utf-8"?>
<math xmlns="http://www.w3.org/1998/Math/MathML" display="block">
  <semantics>
    <mrow>
      <mi>x</mi>
      <mo stretchy="false">∈</mo>
      <msup>
        <mi mathvariant="normal">ℝ</mi>
        <mi>d</mi>
      </msup>
    </mrow>
    <annotation encoding="StarMath 5.0">x in setR^d</annotation>
  </semantics>
</math>
</file>

<file path=Object 4/content.xml><?xml version="1.0" encoding="utf-8"?>
<math xmlns="http://www.w3.org/1998/Math/MathML" display="block">
  <semantics>
    <mi>x</mi>
    <annotation encoding="StarMath 5.0">x</annotation>
  </semantics>
</math>
</file>

<file path=Object 40/content.xml><?xml version="1.0" encoding="utf-8"?>
<math xmlns="http://www.w3.org/1998/Math/MathML" display="block">
  <semantics>
    <mi>D</mi>
    <annotation encoding="StarMath 5.0">D</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sub>
      <mi>D</mi>
      <mi mathvariant="italic">train</mi>
    </msub>
    <annotation encoding="StarMath 5.0">D_train</annotation>
  </semantics>
</math>
</file>

<file path=Object 43/content.xml><?xml version="1.0" encoding="utf-8"?>
<math xmlns="http://www.w3.org/1998/Math/MathML" display="block">
  <semantics>
    <msub>
      <mi>D</mi>
      <mi mathvariant="italic">valid</mi>
    </msub>
    <annotation encoding="StarMath 5.0">D_valid</annotation>
  </semantics>
</math>
</file>

<file path=Object 44/content.xml><?xml version="1.0" encoding="utf-8"?>
<math xmlns="http://www.w3.org/1998/Math/MathML" display="block">
  <semantics>
    <mi>D</mi>
    <annotation encoding="StarMath 5.0">D</annotation>
  </semantics>
</math>
</file>

<file path=Object 45/content.xml><?xml version="1.0" encoding="utf-8"?>
<math xmlns="http://www.w3.org/1998/Math/MathML" display="block">
  <semantics>
    <mi mathvariant="normal">λ</mi>
    <annotation encoding="StarMath 5.0">%lambda </annotation>
  </semantics>
</math>
</file>

<file path=Object 46/content.xml><?xml version="1.0" encoding="utf-8"?>
<math xmlns="http://www.w3.org/1998/Math/MathML" display="block">
  <semantics>
    <mi>A</mi>
    <annotation encoding="StarMath 5.0">A</annotation>
  </semantics>
</math>
</file>

<file path=Object 47/content.xml><?xml version="1.0" encoding="utf-8"?>
<math xmlns="http://www.w3.org/1998/Math/MathML" display="block">
  <semantics>
    <mrow>
      <mi mathvariant="normal">λ</mi>
      <mo stretchy="false">=</mo>
      <mi mathvariant="normal">∅</mi>
    </mrow>
    <annotation encoding="StarMath 5.0">%lambda = emptyset </annotation>
  </semantics>
</math>
</file>

<file path=Object 48/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row>
        <msub>
          <mover accent="true">
            <mi>f</mi>
            <mo stretchy="false">^</mo>
          </mover>
          <mrow>
            <mo fence="true" stretchy="false">(</mo>
            <mrow>
              <msub>
                <mi>A</mi>
                <mi mathvariant="normal">λ</mi>
              </msub>
            </mrow>
            <mo fence="true" stretchy="false">)</mo>
          </mrow>
        </msub>
        <mo stretchy="false">=</mo>
        <msub>
          <mi>A</mi>
          <mi mathvariant="normal">λ</mi>
        </msub>
      </mrow>
      <mrow>
        <mo fence="true" stretchy="false">(</mo>
        <mrow>
          <msub>
            <mi>D</mi>
            <mi mathvariant="italic">train</mi>
          </msub>
        </mrow>
        <mo fence="true" stretchy="false">)</mo>
      </mrow>
    </mrow>
    <annotation encoding="StarMath 5.0">{hat f}_(A_%lambda) = A_%lambda( D_train )</annotation>
  </semantics>
</math>
</file>

<file path=Object 5/content.xml><?xml version="1.0" encoding="utf-8"?>
<math xmlns="http://www.w3.org/1998/Math/MathML" display="block">
  <semantics>
    <mrow>
      <mi>p</mi>
      <mrow>
        <mrow>
          <mo fence="true" stretchy="false">(</mo>
          <mrow>
            <mi>x</mi>
          </mrow>
          <mo fence="true" stretchy="false">)</mo>
        </mrow>
        <mo stretchy="false">=</mo>
        <mfrac>
          <mn>1</mn>
          <mi>n</mi>
        </mfrac>
      </mrow>
      <mrow>
        <munderover>
          <mo stretchy="false">∑</mo>
          <mrow>
            <mi>i</mi>
            <mo stretchy="false">=</mo>
            <mn>1</mn>
          </mrow>
          <mi>n</mi>
        </munderover>
        <msub>
          <mi mathvariant="normal">Ν</mi>
          <mrow>
            <msup>
              <mi>x</mi>
              <mrow>
                <mo fence="true" stretchy="false">(</mo>
                <mrow>
                  <mi>i</mi>
                </mrow>
                <mo fence="true" stretchy="false">)</mo>
              </mrow>
            </msup>
            <mi>,</mi>
            <msup>
              <mi mathvariant="normal">σ</mi>
              <mn>2</mn>
            </msup>
          </mrow>
        </msub>
      </mrow>
      <mrow>
        <mrow>
          <mo fence="true" stretchy="false">(</mo>
          <mrow>
            <mi>x</mi>
          </mrow>
          <mo fence="true" stretchy="false">)</mo>
        </mrow>
        <mo stretchy="false">=</mo>
        <mfrac>
          <mn>1</mn>
          <mi>n</mi>
        </mfrac>
      </mrow>
      <mrow>
        <mrow>
          <munderover>
            <mo stretchy="false">∑</mo>
            <mrow>
              <mi>i</mi>
              <mo stretchy="false">=</mo>
              <mn>1</mn>
            </mrow>
            <mi>n</mi>
          </munderover>
          <mrow>
            <mo fence="true" stretchy="true">(</mo>
            <mrow>
              <mrow>
                <mfrac>
                  <mn>1</mn>
                  <mrow>
                    <msup>
                      <mrow>
                        <mo fence="true" stretchy="false">(</mo>
                        <mrow>
                          <mrow>
                            <mn>2</mn>
                            <mi mathvariant="normal">π</mi>
                          </mrow>
                        </mrow>
                        <mo fence="true" stretchy="false">)</mo>
                      </mrow>
                      <mrow>
                        <mi>d</mi>
                        <mo stretchy="false">/</mo>
                        <mn>2</mn>
                      </mrow>
                    </msup>
                    <msup>
                      <mi mathvariant="normal">σ</mi>
                      <mi>d</mi>
                    </msup>
                  </mrow>
                </mfrac>
                <msup>
                  <mi>e</mi>
                  <mrow>
                    <mo stretchy="false">−</mo>
                    <mfrac>
                      <msup>
                        <mrow>
                          <mo fence="true" stretchy="false">‖</mo>
                          <mrow>
                            <mrow>
                              <mi>x</mi>
                              <mo stretchy="false">−</mo>
                              <msup>
                                <mi>x</mi>
                                <mrow>
                                  <mo fence="true" stretchy="false">(</mo>
                                  <mrow>
                                    <mi>i</mi>
                                  </mrow>
                                  <mo fence="true" stretchy="false">)</mo>
                                </mrow>
                              </msup>
                            </mrow>
                          </mrow>
                          <mo fence="true" stretchy="false">‖</mo>
                        </mrow>
                        <mn>2</mn>
                      </msup>
                      <mrow>
                        <mn>2</mn>
                        <msup>
                          <mi mathvariant="normal">σ</mi>
                          <mn>2</mn>
                        </msup>
                      </mrow>
                    </mfrac>
                  </mrow>
                </msup>
              </mrow>
            </mrow>
            <mo fence="true" stretchy="true">)</mo>
          </mrow>
        </mrow>
        <mo stretchy="false">=</mo>
        <mfrac>
          <mn>1</mn>
          <mrow>
            <mi>n</mi>
            <msup>
              <mrow>
                <mo fence="true" stretchy="false">(</mo>
                <mrow>
                  <mrow>
                    <mn>2</mn>
                    <mi mathvariant="normal">π</mi>
                  </mrow>
                </mrow>
                <mo fence="true" stretchy="false">)</mo>
              </mrow>
              <mrow>
                <mi>d</mi>
                <mo stretchy="false">/</mo>
                <mn>2</mn>
              </mrow>
            </msup>
            <msup>
              <mi mathvariant="normal">σ</mi>
              <mi>d</mi>
            </msup>
          </mrow>
        </mfrac>
      </mrow>
      <mrow>
        <munderover>
          <mo stretchy="false">∑</mo>
          <mrow>
            <mi>i</mi>
            <mo stretchy="false">=</mo>
            <mn>1</mn>
          </mrow>
          <mi>n</mi>
        </munderover>
        <msup>
          <mi>e</mi>
          <mrow>
            <mo stretchy="false">−</mo>
            <mfrac>
              <msup>
                <mrow>
                  <mo fence="true" stretchy="false">‖</mo>
                  <mrow>
                    <mrow>
                      <mi>x</mi>
                      <mo stretchy="false">−</mo>
                      <msup>
                        <mi>x</mi>
                        <mrow>
                          <mo fence="true" stretchy="false">(</mo>
                          <mrow>
                            <mi>i</mi>
                          </mrow>
                          <mo fence="true" stretchy="false">)</mo>
                        </mrow>
                      </msup>
                    </mrow>
                  </mrow>
                  <mo fence="true" stretchy="false">‖</mo>
                </mrow>
                <mn>2</mn>
              </msup>
              <mrow>
                <mn>2</mn>
                <msup>
                  <mi mathvariant="normal">σ</mi>
                  <mn>2</mn>
                </msup>
              </mrow>
            </mfrac>
          </mrow>
        </msup>
      </mrow>
    </mrow>
    <annotation encoding="StarMath 5.0">p(x) = 1 over n sum from i = 1 to n %iNU_{ x^(i), %sigma^2 } ( x) =  1 over n  sum from i = 1 to n left({1} over {(2%pi)^{d / 2} %sigma^d }e^-{{{ ldline x - x^(i) rdline^2} over {2%sigma^2}}} right) = 1 over {{n(2%pi)^{d / 2} %sigma^d }} sum from i = 1 to n e^-{{{ ldline x - x^(i) rdline^2} over {2%sigma^2}}}</annotation>
  </semantics>
</math>
</file>

<file path=Object 50/content.xml><?xml version="1.0" encoding="utf-8"?>
<math xmlns="http://www.w3.org/1998/Math/MathML" display="block">
  <semantics>
    <mrow>
      <mrow>
        <msub>
          <mi>e</mi>
          <mrow>
            <mo fence="true" stretchy="false">(</mo>
            <mrow>
              <msub>
                <mi>A</mi>
                <mi mathvariant="normal">λ</mi>
              </msub>
            </mrow>
            <mo fence="true" stretchy="false">)</mo>
          </mrow>
        </msub>
        <mo stretchy="false">=</mo>
        <mover accent="true">
          <mi>R</mi>
          <mo stretchy="false">^</mo>
        </mover>
      </mrow>
      <mrow>
        <mo fence="true" stretchy="false">(</mo>
        <mrow>
          <mrow>
            <mover accent="true">
              <msub>
                <mi>f</mi>
                <mrow>
                  <mo fence="true" stretchy="false">(</mo>
                  <mrow>
                    <msub>
                      <mi>A</mi>
                      <mi mathvariant="normal">λ</mi>
                    </msub>
                  </mrow>
                  <mo fence="true" stretchy="false">)</mo>
                </mrow>
              </msub>
              <mo stretchy="false">^</mo>
            </mover>
            <mi>,</mi>
            <msub>
              <mi>D</mi>
              <mi mathvariant="italic">valid</mi>
            </msub>
          </mrow>
        </mrow>
        <mo fence="true" stretchy="false">)</mo>
      </mrow>
    </mrow>
    <annotation encoding="StarMath 5.0">e_(A_%lambda) = {hat R}(hat{f}_(A_%lambda), D_valid )</annotation>
  </semantics>
</math>
</file>

<file path=Object 51/content.xml><?xml version="1.0" encoding="utf-8"?>
<math xmlns="http://www.w3.org/1998/Math/MathML" display="block">
  <semantics>
    <mi mathvariant="normal">λ</mi>
    <annotation encoding="StarMath 5.0">%lambda </annotation>
  </semantics>
</math>
</file>

<file path=Object 52/content.xml><?xml version="1.0" encoding="utf-8"?>
<math xmlns="http://www.w3.org/1998/Math/MathML" display="block">
  <semantics>
    <msub>
      <mi>e</mi>
      <mrow>
        <mo fence="true" stretchy="false">(</mo>
        <mrow>
          <msub>
            <mi>A</mi>
            <mi mathvariant="normal">λ</mi>
          </msub>
        </mrow>
        <mo fence="true" stretchy="false">)</mo>
      </mrow>
    </msub>
    <annotation encoding="StarMath 5.0">e_(A_%lambda)</annotation>
  </semantics>
</math>
</file>

<file path=Object 53/content.xml><?xml version="1.0" encoding="utf-8"?>
<math xmlns="http://www.w3.org/1998/Math/MathML" display="block">
  <semantics>
    <msubsup>
      <mi>e</mi>
      <mrow>
        <mo fence="true" stretchy="false">(</mo>
        <mrow>
          <msub>
            <mi>A</mi>
            <mi mathvariant="normal">λ</mi>
          </msub>
        </mrow>
        <mo fence="true" stretchy="false">)</mo>
      </mrow>
      <mtext>*</mtext>
    </msubsup>
    <annotation encoding="StarMath 5.0">e_(A_%lambda)^"*"</annotation>
  </semantics>
</math>
</file>

<file path=Object 54/content.xml><?xml version="1.0" encoding="utf-8"?>
<math xmlns="http://www.w3.org/1998/Math/MathML" display="block">
  <semantics>
    <msub>
      <mi>A</mi>
      <mi mathvariant="normal">λ</mi>
    </msub>
    <annotation encoding="StarMath 5.0">A_%lambda</annotation>
  </semantics>
</math>
</file>

<file path=Object 55/content.xml><?xml version="1.0" encoding="utf-8"?>
<math xmlns="http://www.w3.org/1998/Math/MathML" display="block">
  <semantics>
    <mi>D</mi>
    <annotation encoding="StarMath 5.0">D</annotation>
  </semantics>
</math>
</file>

<file path=Object 56/content.xml><?xml version="1.0" encoding="utf-8"?>
<math xmlns="http://www.w3.org/1998/Math/MathML" display="block">
  <semantics>
    <msub>
      <mi>D</mi>
      <mi mathvariant="italic">train</mi>
    </msub>
    <annotation encoding="StarMath 5.0">D_train</annotation>
  </semantics>
</math>
</file>

<file path=Object 57/content.xml><?xml version="1.0" encoding="utf-8"?>
<math xmlns="http://www.w3.org/1998/Math/MathML" display="block">
  <semantics>
    <msub>
      <mi>D</mi>
      <mi mathvariant="italic">valid</mi>
    </msub>
    <annotation encoding="StarMath 5.0">D_valid</annotation>
  </semantics>
</math>
</file>

<file path=Object 6/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row>
      <mi mathvariant="normal">Σ</mi>
      <mo stretchy="false">=</mo>
      <mrow>
        <mo fence="true" stretchy="true">(</mo>
        <mrow>
          <mtable>
            <mtr>
              <mtd>
                <msubsup>
                  <mi mathvariant="normal">σ</mi>
                  <mn>1</mn>
                  <mn>2</mn>
                </msubsup>
              </mtd>
              <mtd>
                <mn>0</mn>
              </mtd>
              <mtd>
                <mn>...</mn>
              </mtd>
              <mtd>
                <mn>0</mn>
              </mtd>
            </mtr>
            <mtr>
              <mtd>
                <mn>0</mn>
              </mtd>
              <mtd>
                <msubsup>
                  <mi mathvariant="normal">σ</mi>
                  <mn>2</mn>
                  <mn>2</mn>
                </msubsup>
              </mtd>
              <mtd>
                <mn>...</mn>
              </mtd>
              <mtd>
                <mn>0</mn>
              </mtd>
            </mtr>
            <mtr>
              <mtd>
                <mo stretchy="false">⋮</mo>
              </mtd>
              <mtd>
                <mo stretchy="false">⋮</mo>
              </mtd>
              <mtd>
                <mo stretchy="false">⋮</mo>
              </mtd>
              <mtd>
                <mo stretchy="false">⋮</mo>
              </mtd>
            </mtr>
            <mtr>
              <mtd>
                <mn>0</mn>
              </mtd>
              <mtd>
                <mn>0</mn>
              </mtd>
              <mtd>
                <mn>...</mn>
              </mtd>
              <mtd>
                <msubsup>
                  <mi mathvariant="normal">σ</mi>
                  <mi>d</mi>
                  <mn>2</mn>
                </msubsup>
              </mtd>
            </mtr>
          </mtable>
        </mrow>
        <mo fence="true" stretchy="true">)</mo>
      </mrow>
    </mrow>
    <annotation encoding="StarMath 5.0">%SIGMA = left (  matrix{%sigma_1^2 # 0 # ... # 0 ## 0 # %sigma_2^2 # ... # 0 ## dotsvert # dotsvert # dotsvert # dotsvert ## 0 # 0 # ... # %sigma_d^2}      right )</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row>
      <mi>p</mi>
      <mrow>
        <mrow>
          <mo fence="true" stretchy="false">(</mo>
          <mrow>
            <mi>x</mi>
          </mrow>
          <mo fence="true" stretchy="false">)</mo>
        </mrow>
        <mo stretchy="false">=</mo>
        <msub>
          <mi mathvariant="normal">Ν</mi>
          <mrow>
            <mi mathvariant="normal">μ</mi>
            <mi>,</mi>
            <mi mathvariant="normal">Σ</mi>
          </mrow>
        </msub>
      </mrow>
      <mrow>
        <mrow>
          <mo fence="true" stretchy="false">(</mo>
          <mrow>
            <mi>x</mi>
          </mrow>
          <mo fence="true" stretchy="false">)</mo>
        </mrow>
        <mo stretchy="false">=</mo>
        <mfrac>
          <mn>1</mn>
          <mrow>
            <msup>
              <mrow>
                <mo fence="true" stretchy="false">(</mo>
                <mrow>
                  <mrow>
                    <mn>2</mn>
                    <mi mathvariant="normal">π</mi>
                  </mrow>
                </mrow>
                <mo fence="true" stretchy="false">)</mo>
              </mrow>
              <mrow>
                <mi>d</mi>
                <mo stretchy="false">/</mo>
                <mn>2</mn>
              </mrow>
            </msup>
            <msqrt>
              <mrow>
                <mo fence="true" stretchy="false">|</mo>
                <mrow>
                  <mi mathvariant="normal">Σ</mi>
                </mrow>
                <mo fence="true" stretchy="false">|</mo>
              </mrow>
            </msqrt>
          </mrow>
        </mfrac>
      </mrow>
      <msup>
        <mi>e</mi>
        <mrow>
          <mrow>
            <mo stretchy="false">−</mo>
            <mfrac>
              <mn>1</mn>
              <mn>2</mn>
            </mfrac>
          </mrow>
          <msup>
            <mrow>
              <mo fence="true" stretchy="false">(</mo>
              <mrow>
                <mrow>
                  <mi>x</mi>
                  <mo stretchy="false">−</mo>
                  <mi mathvariant="normal">μ</mi>
                </mrow>
              </mrow>
              <mo fence="true" stretchy="false">)</mo>
            </mrow>
            <mi>T</mi>
          </msup>
          <msup>
            <mi mathvariant="normal">Σ</mi>
            <mrow>
              <mo stretchy="false">−</mo>
              <mn>1</mn>
            </mrow>
          </msup>
          <mrow>
            <mo fence="true" stretchy="false">(</mo>
            <mrow>
              <mrow>
                <mi>x</mi>
                <mo stretchy="false">−</mo>
                <mi mathvariant="normal">μ</mi>
              </mrow>
            </mrow>
            <mo fence="true" stretchy="false">)</mo>
          </mrow>
        </mrow>
      </msup>
    </mrow>
    <annotation encoding="StarMath 5.0">p(x) = %iNU_{ %mu, %SIGMA } ( x) = {1} over {(2%pi)^{d / 2} sqrt{lline %SIGMA rline} }e^{-{ 1 over 2 } (x- %mu)^T %SIGMA^-1 (x-%mu)}</annotation>
  </semantics>
</math>
</file>